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Оценки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Адрес электронной почты</text:p>
          </table:table-cell>
          <table:table-cell office:value-type="string">
            <text:p>Индивидуальный номер</text:p>
          </table:table-cell>
          <table:table-cell office:value-type="string">
            <text:p>Данные о пользователе</text:p>
          </table:table-cell>
          <table:table-cell office:value-type="string">
            <text:p>User information</text:p>
          </table:table-cell>
          <table:table-cell office:value-type="string">
            <text:p>ID образовательной программы</text:p>
          </table:table-cell>
          <table:table-cell office:value-type="string">
            <text:p>Тест:Demo Exam (Значение)</text:p>
          </table:table-cell>
          <table:table-cell office:value-type="string">
            <text:p>Тест:Practice Test 1 (Значение)</text:p>
          </table:table-cell>
          <table:table-cell office:value-type="string">
            <text:p>Тест:Practice Test 2 (Значение)</text:p>
          </table:table-cell>
          <table:table-cell office:value-type="string">
            <text:p>Тест:Data Science Test: BFL 218 (Значение)</text:p>
          </table:table-cell>
          <table:table-cell office:value-type="string">
            <text:p>Итоговая оценка за курс (Значение)</text:p>
          </table:table-cell>
          <table:table-cell office:value-type="string">
            <text:p>Последние загруженные из этого курса</text:p>
          </table:table-cell>
        </table:table-row>
        <table:table-row>
          <table:table-cell office:value-type="string">
            <text:p>Абдулаева</text:p>
          </table:table-cell>
          <table:table-cell office:value-type="string">
            <text:p>Камилла Мажидовна</text:p>
          </table:table-cell>
          <table:table-cell office:value-type="string">
            <text:p>kmabdulaeva@edu.hse.ru</text:p>
          </table:table-cell>
          <table:table-cell office:value-type="string">
            <text:p>134442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бдуразакова</text:p>
          </table:table-cell>
          <table:table-cell office:value-type="string">
            <text:p>София Евгеньевна</text:p>
          </table:table-cell>
          <table:table-cell office:value-type="string">
            <text:p>meabdurazakov_1@edu.hse.ru</text:p>
          </table:table-cell>
          <table:table-cell office:value-type="string">
            <text:p>138794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брамова</text:p>
          </table:table-cell>
          <table:table-cell office:value-type="string">
            <text:p>Амалия Николаевна</text:p>
          </table:table-cell>
          <table:table-cell office:value-type="string">
            <text:p>anabramova_2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311С</text:p>
          </table:table-cell>
          <table:table-cell office:value-type="string">
            <text:p>St. Petersburg School of Economics and Management, HSE; ?International Bachelor in Business and Economics; 1 course; БМБ2311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брамян</text:p>
          </table:table-cell>
          <table:table-cell office:value-type="string">
            <text:p>Рубен Арменович</text:p>
          </table:table-cell>
          <table:table-cell office:value-type="string">
            <text:p>raabramyan@edu.hse.ru</text:p>
          </table:table-cell>
          <table:table-cell office:value-type="string">
            <text:p>20442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враменко</text:p>
          </table:table-cell>
          <table:table-cell office:value-type="string">
            <text:p>Анна Александровна</text:p>
          </table:table-cell>
          <table:table-cell office:value-type="string">
            <text:p>aaavramenko@edu.hse.ru</text:p>
          </table:table-cell>
          <table:table-cell office:value-type="string">
            <text:p>204738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заров</text:p>
          </table:table-cell>
          <table:table-cell office:value-type="string">
            <text:p>Даниил Янович</text:p>
          </table:table-cell>
          <table:table-cell office:value-type="string">
            <text:p>dyaazarov@edu.hse.ru</text:p>
          </table:table-cell>
          <table:table-cell office:value-type="string">
            <text:p>25819</text:p>
          </table:table-cell>
          <table:table-cell office:value-type="string">
            <text:p>факультет социальных наук; Б 37.03.01 СН М 2014 очная Психология; 4 курс; </text:p>
          </table:table-cell>
          <table:table-cell office:value-type="string">
            <text:p>Faculty of Social Sciences; Psychology; 4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зарова</text:p>
          </table:table-cell>
          <table:table-cell office:value-type="string">
            <text:p>Мария Александровна</text:p>
          </table:table-cell>
          <table:table-cell office:value-type="string">
            <text:p>maazarova_1@edu.hse.ru</text:p>
          </table:table-cell>
          <table:table-cell office:value-type="string">
            <text:p>152122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ксенов</text:p>
          </table:table-cell>
          <table:table-cell office:value-type="string">
            <text:p>Андрей Витальевич</text:p>
          </table:table-cell>
          <table:table-cell office:value-type="string">
            <text:p>avaksenov_2@edu.hse.ru</text:p>
          </table:table-cell>
          <table:table-cell office:value-type="string">
            <text:p>145104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лексеева</text:p>
          </table:table-cell>
          <table:table-cell office:value-type="string">
            <text:p>Кристина Павловна</text:p>
          </table:table-cell>
          <table:table-cell office:value-type="string">
            <text:p>kpalekseeva@edu.hse.ru</text:p>
          </table:table-cell>
          <table:table-cell office:value-type="string">
            <text:p>13634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лихотжина</text:p>
          </table:table-cell>
          <table:table-cell office:value-type="string">
            <text:p>Венера Ильдаровна</text:p>
          </table:table-cell>
          <table:table-cell office:value-type="string">
            <text:p>vialikhotzhina_1@edu.hse.ru</text:p>
          </table:table-cell>
          <table:table-cell office:value-type="string">
            <text:p>144243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мангельдыева</text:p>
          </table:table-cell>
          <table:table-cell office:value-type="string">
            <text:p>Камилла Рамилевна</text:p>
          </table:table-cell>
          <table:table-cell office:value-type="string">
            <text:p>krvalieva_2@edu.hse.ru</text:p>
          </table:table-cell>
          <table:table-cell office:value-type="string">
            <text:p>144354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2 курс; </text:p>
          </table:table-cell>
          <table:table-cell office:value-type="string">
            <text:p>School of Foreign Languages; Foreign Languages and Intercultural Communication; 2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манкулов</text:p>
          </table:table-cell>
          <table:table-cell office:value-type="string">
            <text:p>Сабыржан </text:p>
          </table:table-cell>
          <table:table-cell office:value-type="string">
            <text:p>samankulov@edu.hse.ru</text:p>
          </table:table-cell>
          <table:table-cell office:value-type="string">
            <text:p>25216</text:p>
          </table:table-cell>
          <table:table-cell office:value-type="string">
            <text:p>факультет компьютерных наук; М 01.04.02 ФКН М 2014 очная Науки о данных; 1 курс; МНКДН241</text:p>
          </table:table-cell>
          <table:table-cell office:value-type="string">
            <text:p>Faculty of Computer Science; Data Science; 1 course; МНКДН241</text:p>
          </table:table-cell>
          <table:table-cell office:value-type="string">
            <text:p>2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нисимов</text:p>
          </table:table-cell>
          <table:table-cell office:value-type="string">
            <text:p>Арсений Алексеевич</text:p>
          </table:table-cell>
          <table:table-cell office:value-type="string">
            <text:p>aaanisimov_3@edu.hse.ru</text:p>
          </table:table-cell>
          <table:table-cell office:value-type="string">
            <text:p>13195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ниськина</text:p>
          </table:table-cell>
          <table:table-cell office:value-type="string">
            <text:p>Алина Игоревна</text:p>
          </table:table-cell>
          <table:table-cell office:value-type="string">
            <text:p>aianiskina_1@edu.hse.ru</text:p>
          </table:table-cell>
          <table:table-cell office:value-type="string">
            <text:p>204356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нтонова</text:p>
          </table:table-cell>
          <table:table-cell office:value-type="string">
            <text:p>Алиса Тимуровна</text:p>
          </table:table-cell>
          <table:table-cell office:value-type="string">
            <text:p>atantonova_1@edu.hse.ru</text:p>
          </table:table-cell>
          <table:table-cell office:value-type="string">
            <text:p>14887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нтонова</text:p>
          </table:table-cell>
          <table:table-cell office:value-type="string">
            <text:p>Василиса Алексеевна</text:p>
          </table:table-cell>
          <table:table-cell office:value-type="string">
            <text:p>vaantonova_1@edu.hse.ru</text:p>
          </table:table-cell>
          <table:table-cell office:value-type="string">
            <text:p>204348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нтушевич</text:p>
          </table:table-cell>
          <table:table-cell office:value-type="string">
            <text:p>Анастасия Дмитриевна</text:p>
          </table:table-cell>
          <table:table-cell office:value-type="string">
            <text:p>adantushevich@edu.hse.ru</text:p>
          </table:table-cell>
          <table:table-cell office:value-type="string">
            <text:p>201421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пполонова</text:p>
          </table:table-cell>
          <table:table-cell office:value-type="string">
            <text:p>Алеся Васильевна</text:p>
          </table:table-cell>
          <table:table-cell office:value-type="string">
            <text:p>avappolonova@edu.hse.ru</text:p>
          </table:table-cell>
          <table:table-cell office:value-type="string">
            <text:p>148965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ртеменко</text:p>
          </table:table-cell>
          <table:table-cell office:value-type="string">
            <text:p>Александра Олеговна</text:p>
          </table:table-cell>
          <table:table-cell office:value-type="string">
            <text:p>aoartemenko@edu.hse.ru</text:p>
          </table:table-cell>
          <table:table-cell office:value-type="string">
            <text:p>14931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стахова</text:p>
          </table:table-cell>
          <table:table-cell office:value-type="string">
            <text:p>Маргарита Павловна</text:p>
          </table:table-cell>
          <table:table-cell office:value-type="string">
            <text:p>mpastakhova@edu.hse.ru</text:p>
          </table:table-cell>
          <table:table-cell office:value-type="string">
            <text:p>14441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Ахрамович</text:p>
          </table:table-cell>
          <table:table-cell office:value-type="string">
            <text:p>Дарья Денисовна</text:p>
          </table:table-cell>
          <table:table-cell office:value-type="string">
            <text:p>ddakhramovich@edu.hse.ru</text:p>
          </table:table-cell>
          <table:table-cell office:value-type="string">
            <text:p>204368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абаян</text:p>
          </table:table-cell>
          <table:table-cell office:value-type="string">
            <text:p>Милена Гариковна</text:p>
          </table:table-cell>
          <table:table-cell office:value-type="string">
            <text:p>mgbabayan@edu.hse.ru</text:p>
          </table:table-cell>
          <table:table-cell office:value-type="string">
            <text:p>204435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аева</text:p>
          </table:table-cell>
          <table:table-cell office:value-type="string">
            <text:p>Алиса Глебовна</text:p>
          </table:table-cell>
          <table:table-cell office:value-type="string">
            <text:p>agbaeva@edu.hse.ru</text:p>
          </table:table-cell>
          <table:table-cell office:value-type="string">
            <text:p>204422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аранова</text:p>
          </table:table-cell>
          <table:table-cell office:value-type="string">
            <text:p>Светлана Евгеньевна</text:p>
          </table:table-cell>
          <table:table-cell office:value-type="string">
            <text:p>sabaranova@edu.hse.ru</text:p>
          </table:table-cell>
          <table:table-cell office:value-type="string">
            <text:p>8370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ашкиров</text:p>
          </table:table-cell>
          <table:table-cell office:value-type="string">
            <text:p>Никита Дмитриевич</text:p>
          </table:table-cell>
          <table:table-cell office:value-type="string">
            <text:p>ndbashkirov@edu.hse.ru</text:p>
          </table:table-cell>
          <table:table-cell office:value-type="string">
            <text:p>138400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езбородько</text:p>
          </table:table-cell>
          <table:table-cell office:value-type="string">
            <text:p>Алина Денисовна</text:p>
          </table:table-cell>
          <table:table-cell office:value-type="string">
            <text:p>adbezborodko@edu.hse.ru</text:p>
          </table:table-cell>
          <table:table-cell office:value-type="string">
            <text:p>22106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еленкова</text:p>
          </table:table-cell>
          <table:table-cell office:value-type="string">
            <text:p>Дарья Николаевна</text:p>
          </table:table-cell>
          <table:table-cell office:value-type="string">
            <text:p>dnbelenkova_1@edu.hse.ru</text:p>
          </table:table-cell>
          <table:table-cell office:value-type="string">
            <text:p>144284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ельтикова</text:p>
          </table:table-cell>
          <table:table-cell office:value-type="string">
            <text:p>Анастасия Максимовна</text:p>
          </table:table-cell>
          <table:table-cell office:value-type="string">
            <text:p>ambeltikova@edu.hse.ru</text:p>
          </table:table-cell>
          <table:table-cell office:value-type="string">
            <text:p>70939</text:p>
          </table:table-cell>
          <table:table-cell office:value-type="string">
            <text:p>факультет креативных индустрий; Б 42.03.05 ФКИ М 2015 очная Медиакоммуникации; 4 курс; </text:p>
          </table:table-cell>
          <table:table-cell office:value-type="string">
            <text:p>Faculty of Creative Industries; Media Communications; 4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ойкова</text:p>
          </table:table-cell>
          <table:table-cell office:value-type="string">
            <text:p>Полина Михайловна</text:p>
          </table:table-cell>
          <table:table-cell office:value-type="string">
            <text:p>pmboykova_1@edu.hse.ru</text:p>
          </table:table-cell>
          <table:table-cell office:value-type="string">
            <text:p>149131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олгарь</text:p>
          </table:table-cell>
          <table:table-cell office:value-type="string">
            <text:p>Сергей Николаевич</text:p>
          </table:table-cell>
          <table:table-cell office:value-type="string">
            <text:p>snbolgar@edu.hse.ru</text:p>
          </table:table-cell>
          <table:table-cell office:value-type="string">
            <text:p>83884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оровиков</text:p>
          </table:table-cell>
          <table:table-cell office:value-type="string">
            <text:p>Александр Михайлович</text:p>
          </table:table-cell>
          <table:table-cell office:value-type="string">
            <text:p>amborovikov@edu.hse.ru</text:p>
          </table:table-cell>
          <table:table-cell office:value-type="string">
            <text:p>30709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орозденков</text:p>
          </table:table-cell>
          <table:table-cell office:value-type="string">
            <text:p>Александр Иванович</text:p>
          </table:table-cell>
          <table:table-cell office:value-type="string">
            <text:p>aiborozdenkov_2@edu.hse.ru</text:p>
          </table:table-cell>
          <table:table-cell office:value-type="string">
            <text:p>141780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угаева</text:p>
          </table:table-cell>
          <table:table-cell office:value-type="string">
            <text:p>Серафима Евгеньевна</text:p>
          </table:table-cell>
          <table:table-cell office:value-type="string">
            <text:p>sebugaeva@edu.hse.ru</text:p>
          </table:table-cell>
          <table:table-cell office:value-type="string">
            <text:p>222855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уйневич</text:p>
          </table:table-cell>
          <table:table-cell office:value-type="string">
            <text:p>Александр Сергеевич</text:p>
          </table:table-cell>
          <table:table-cell office:value-type="string">
            <text:p>asbuynevich@edu.hse.ru</text:p>
          </table:table-cell>
          <table:table-cell office:value-type="string">
            <text:p>1320573</text:p>
          </table:table-cell>
          <table:table-cell office:value-type="string">
            <text:p>факультет социальных наук; Б 37.03.01 СН М 2014 очная Психология; 3 курс; </text:p>
          </table:table-cell>
          <table:table-cell office:value-type="string">
            <text:p>Faculty of Social Sciences; Psychology; 3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улатов</text:p>
          </table:table-cell>
          <table:table-cell office:value-type="string">
            <text:p>Глеб -</text:p>
          </table:table-cell>
          <table:table-cell office:value-type="string">
            <text:p>gibulatov@edu.hse.ru</text:p>
          </table:table-cell>
          <table:table-cell office:value-type="string">
            <text:p>150336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утенко</text:p>
          </table:table-cell>
          <table:table-cell office:value-type="string">
            <text:p>Владислава Руслановна</text:p>
          </table:table-cell>
          <table:table-cell office:value-type="string">
            <text:p>vrbutenko@edu.hse.ru</text:p>
          </table:table-cell>
          <table:table-cell office:value-type="string">
            <text:p>203808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Бухтоярова</text:p>
          </table:table-cell>
          <table:table-cell office:value-type="string">
            <text:p>Анна Сергеевна</text:p>
          </table:table-cell>
          <table:table-cell office:value-type="string">
            <text:p>asbukhtoyarova_2@edu.hse.ru</text:p>
          </table:table-cell>
          <table:table-cell office:value-type="string">
            <text:p>140880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алантырь</text:p>
          </table:table-cell>
          <table:table-cell office:value-type="string">
            <text:p>Даниил Игоревич</text:p>
          </table:table-cell>
          <table:table-cell office:value-type="string">
            <text:p>divalantyr@edu.hse.ru</text:p>
          </table:table-cell>
          <table:table-cell office:value-type="string">
            <text:p>14750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алеева</text:p>
          </table:table-cell>
          <table:table-cell office:value-type="string">
            <text:p>Элина Эльдаровна</text:p>
          </table:table-cell>
          <table:table-cell office:value-type="string">
            <text:p>eevaleeva@edu.hse.ru</text:p>
          </table:table-cell>
          <table:table-cell office:value-type="string">
            <text:p>204427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альтфогель</text:p>
          </table:table-cell>
          <table:table-cell office:value-type="string">
            <text:p>Александра Дмитриевна</text:p>
          </table:table-cell>
          <table:table-cell office:value-type="string">
            <text:p>advaltfogel@edu.hse.ru</text:p>
          </table:table-cell>
          <table:table-cell office:value-type="string">
            <text:p>14401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асиленко</text:p>
          </table:table-cell>
          <table:table-cell office:value-type="string">
            <text:p>Полина Евгеньевна</text:p>
          </table:table-cell>
          <table:table-cell office:value-type="string">
            <text:p>pevasilenko_1@edu.hse.ru</text:p>
          </table:table-cell>
          <table:table-cell office:value-type="string">
            <text:p>200986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асильев</text:p>
          </table:table-cell>
          <table:table-cell office:value-type="string">
            <text:p>Николай Николаевич</text:p>
          </table:table-cell>
          <table:table-cell office:value-type="string">
            <text:p>nnvasilev@edu.hse.ru</text:p>
          </table:table-cell>
          <table:table-cell office:value-type="string">
            <text:p>28673</text:p>
          </table:table-cell>
          <table:table-cell office:value-type="string">
            <text:p>факультет компьютерных наук; М 01.04.02 ФКН М 2017 очная Финансовые технологии и анализ данных; 1 курс; </text:p>
          </table:table-cell>
          <table:table-cell office:value-type="string">
            <text:p>Faculty of Computer Science; Financial Technology and Data Analysis; 1 course; </text:p>
          </table:table-cell>
          <table:table-cell office:value-type="string">
            <text:p>4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Елизавета Сергеевна</text:p>
          </table:table-cell>
          <table:table-cell office:value-type="string">
            <text:p>esvasileva_5@edu.hse.ru</text:p>
          </table:table-cell>
          <table:table-cell office:value-type="string">
            <text:p>138824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идякина</text:p>
          </table:table-cell>
          <table:table-cell office:value-type="string">
            <text:p>Дарья Александровна</text:p>
          </table:table-cell>
          <table:table-cell office:value-type="string">
            <text:p>davidyakina@edu.hse.ru</text:p>
          </table:table-cell>
          <table:table-cell office:value-type="string">
            <text:p>204463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илкова</text:p>
          </table:table-cell>
          <table:table-cell office:value-type="string">
            <text:p>Юлия Алексеевна</text:p>
          </table:table-cell>
          <table:table-cell office:value-type="string">
            <text:p>yuavilkova@edu.hse.ru</text:p>
          </table:table-cell>
          <table:table-cell office:value-type="string">
            <text:p>1510336</text:p>
          </table:table-cell>
          <table:table-cell office:value-type="string">
            <text:p>Факультет права; Б 40.03.01 НН Ю НН 2020 очная Юриспруденция; 3 курс; </text:p>
          </table:table-cell>
          <table:table-cell office:value-type="string">
            <text:p>Faculty of Law; Jurisprudence; 3 course; </text:p>
          </table:table-cell>
          <table:table-cell office:value-type="string">
            <text:p>5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ладимирова</text:p>
          </table:table-cell>
          <table:table-cell office:value-type="string">
            <text:p>Анастасия Николаевна</text:p>
          </table:table-cell>
          <table:table-cell office:value-type="string">
            <text:p>anvladimirova@edu.hse.ru</text:p>
          </table:table-cell>
          <table:table-cell office:value-type="string">
            <text:p>136600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Владислав Сергеевич</text:p>
          </table:table-cell>
          <table:table-cell office:value-type="string">
            <text:p>vsvolkov@edu.hse.ru</text:p>
          </table:table-cell>
          <table:table-cell office:value-type="string">
            <text:p>84334</text:p>
          </table:table-cell>
          <table:table-cell office:value-type="string">
            <text:p>Факультет информатики, математики и компьютерных наук; Б 09.03.04 НН БИиПМ НН 2014 очная Программная инженерия; 4 курс; </text:p>
          </table:table-cell>
          <table:table-cell office:value-type="string">
            <text:p>Faculty of Informatics, Mathematics and Computer Sciences; Software Engineering; 4 course; </text:p>
          </table:table-cell>
          <table:table-cell office:value-type="string">
            <text:p>2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олконский</text:p>
          </table:table-cell>
          <table:table-cell office:value-type="string">
            <text:p>Ярослав Евгеньевич</text:p>
          </table:table-cell>
          <table:table-cell office:value-type="string">
            <text:p>yaevolkonskiy@edu.hse.ru</text:p>
          </table:table-cell>
          <table:table-cell office:value-type="string">
            <text:p>78166</text:p>
          </table:table-cell>
          <table:table-cell office:value-type="string">
            <text:p>Международный институт экономики и финансов, Высшая школа бизнеса; Б 38.03.01 МИЭФ М 2021 очная Международная программа по экономике и финансам, Б 38.03.02 ВШБ М 2022 очная Международный бизнес; 3 курс, 3 курс; </text:p>
          </table:table-cell>
          <table:table-cell office:value-type="string">
            <text:p>International College of Economics and Finance, Graduate School of Business; International Programme in Economics and Finance, International Business; 3 course, 3 course; </text:p>
          </table:table-cell>
          <table:table-cell office:value-type="string">
            <text:p>537, 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олодина</text:p>
          </table:table-cell>
          <table:table-cell office:value-type="string">
            <text:p>Екатерина Владимировна</text:p>
          </table:table-cell>
          <table:table-cell office:value-type="string">
            <text:p>evvolodina_1@edu.hse.ru</text:p>
          </table:table-cell>
          <table:table-cell office:value-type="string">
            <text:p>143720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Анна Сергеевна</text:p>
          </table:table-cell>
          <table:table-cell office:value-type="string">
            <text:p>ansevorobeva@edu.hse.ru</text:p>
          </table:table-cell>
          <table:table-cell office:value-type="string">
            <text:p>2294873</text:p>
          </table:table-cell>
          <table:table-cell office:value-type="string">
            <text:p>факультет Санкт-Петербургская школа социальных наук; Б 38.03.04 ФСПШСН СПБ 2021 очная Управление и аналитика в государственном секторе; 2 курс; </text:p>
          </table:table-cell>
          <table:table-cell office:value-type="string">
            <text:p>St. Petersburg School of Social Sciences, HSE; Public Policy and Analytics; 2 course; </text:p>
          </table:table-cell>
          <table:table-cell office:value-type="string">
            <text:p>7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Вох</text:p>
          </table:table-cell>
          <table:table-cell office:value-type="string">
            <text:p>Мария Дмитриевна</text:p>
          </table:table-cell>
          <table:table-cell office:value-type="string">
            <text:p>mdvokh@edu.hse.ru</text:p>
          </table:table-cell>
          <table:table-cell office:value-type="string">
            <text:p>134903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аврилова</text:p>
          </table:table-cell>
          <table:table-cell office:value-type="string">
            <text:p>Надежда Дмитриевна</text:p>
          </table:table-cell>
          <table:table-cell office:value-type="string">
            <text:p>ndgavrilova@edu.hse.ru</text:p>
          </table:table-cell>
          <table:table-cell office:value-type="string">
            <text:p>145416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агарина</text:p>
          </table:table-cell>
          <table:table-cell office:value-type="string">
            <text:p>Ярослава Андреевна</text:p>
          </table:table-cell>
          <table:table-cell office:value-type="string">
            <text:p>yaagagarina@edu.hse.ru</text:p>
          </table:table-cell>
          <table:table-cell office:value-type="string">
            <text:p>2008907</text:p>
          </table:table-cell>
          <table:table-cell office:value-type="string">
            <text:p>факультет креативных индустрий; Б 42.03.05 ФКИ М 2015 очная Медиакоммуникации; 4 курс; </text:p>
          </table:table-cell>
          <table:table-cell office:value-type="string">
            <text:p>Faculty of Creative Industries; Media Communications; 4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айнулина</text:p>
          </table:table-cell>
          <table:table-cell office:value-type="string">
            <text:p>Ксения Алексеевна</text:p>
          </table:table-cell>
          <table:table-cell office:value-type="string">
            <text:p>kagaynulina@edu.hse.ru</text:p>
          </table:table-cell>
          <table:table-cell office:value-type="string">
            <text:p>145485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алатенко</text:p>
          </table:table-cell>
          <table:table-cell office:value-type="string">
            <text:p>Евгения Алексеевна</text:p>
          </table:table-cell>
          <table:table-cell office:value-type="string">
            <text:p>eagalatenko@edu.hse.ru</text:p>
          </table:table-cell>
          <table:table-cell office:value-type="string">
            <text:p>139502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ардашевич</text:p>
          </table:table-cell>
          <table:table-cell office:value-type="string">
            <text:p>Мария Неделькоевна</text:p>
          </table:table-cell>
          <table:table-cell office:value-type="string">
            <text:p>mngardashevich@edu.hse.ru</text:p>
          </table:table-cell>
          <table:table-cell office:value-type="string">
            <text:p>204462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ерманова</text:p>
          </table:table-cell>
          <table:table-cell office:value-type="string">
            <text:p>Анастасия Андреевна</text:p>
          </table:table-cell>
          <table:table-cell office:value-type="string">
            <text:p>aagermanova@edu.hse.ru</text:p>
          </table:table-cell>
          <table:table-cell office:value-type="string">
            <text:p>14899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илёва</text:p>
          </table:table-cell>
          <table:table-cell office:value-type="string">
            <text:p>Арина Артемовна</text:p>
          </table:table-cell>
          <table:table-cell office:value-type="string">
            <text:p>aagilyova@edu.hse.ru</text:p>
          </table:table-cell>
          <table:table-cell office:value-type="string">
            <text:p>204768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ладких</text:p>
          </table:table-cell>
          <table:table-cell office:value-type="string">
            <text:p>Софья Алексеевна</text:p>
          </table:table-cell>
          <table:table-cell office:value-type="string">
            <text:p>sagladkikh@edu.hse.ru</text:p>
          </table:table-cell>
          <table:table-cell office:value-type="string">
            <text:p>142923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олубева</text:p>
          </table:table-cell>
          <table:table-cell office:value-type="string">
            <text:p>Полина Алексеевна</text:p>
          </table:table-cell>
          <table:table-cell office:value-type="string">
            <text:p>pagolubeva_1@edu.hse.ru</text:p>
          </table:table-cell>
          <table:table-cell office:value-type="string">
            <text:p>156776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Юлия Алексеевна</text:p>
          </table:table-cell>
          <table:table-cell office:value-type="string">
            <text:p>yuagoncharova@edu.hse.ru</text:p>
          </table:table-cell>
          <table:table-cell office:value-type="string">
            <text:p>204470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орбунова</text:p>
          </table:table-cell>
          <table:table-cell office:value-type="string">
            <text:p>Анна Олеговна</text:p>
          </table:table-cell>
          <table:table-cell office:value-type="string">
            <text:p>aogorbunova_1@edu.hse.ru</text:p>
          </table:table-cell>
          <table:table-cell office:value-type="string">
            <text:p>145032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орбунова</text:p>
          </table:table-cell>
          <table:table-cell office:value-type="string">
            <text:p>Таисия Сергеевна</text:p>
          </table:table-cell>
          <table:table-cell office:value-type="string">
            <text:p>tsgorbunova@edu.hse.ru</text:p>
          </table:table-cell>
          <table:table-cell office:value-type="string">
            <text:p>810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оряинова</text:p>
          </table:table-cell>
          <table:table-cell office:value-type="string">
            <text:p>Жанна Романовна</text:p>
          </table:table-cell>
          <table:table-cell office:value-type="string">
            <text:p>zhrgoryainova@edu.hse.ru</text:p>
          </table:table-cell>
          <table:table-cell office:value-type="string">
            <text:p>204470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орячев</text:p>
          </table:table-cell>
          <table:table-cell office:value-type="string">
            <text:p>Андрей Маркович</text:p>
          </table:table-cell>
          <table:table-cell office:value-type="string">
            <text:p>amgoryachev@edu.hse.ru</text:p>
          </table:table-cell>
          <table:table-cell office:value-type="string">
            <text:p>8399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орячева</text:p>
          </table:table-cell>
          <table:table-cell office:value-type="string">
            <text:p>Дана Александровна</text:p>
          </table:table-cell>
          <table:table-cell office:value-type="string">
            <text:p>dagoryacheva_1@edu.hse.ru</text:p>
          </table:table-cell>
          <table:table-cell office:value-type="string">
            <text:p>149686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рибкова</text:p>
          </table:table-cell>
          <table:table-cell office:value-type="string">
            <text:p>Мария Алексеевна</text:p>
          </table:table-cell>
          <table:table-cell office:value-type="string">
            <text:p>magribkova_1@edu.hse.ru</text:p>
          </table:table-cell>
          <table:table-cell office:value-type="string">
            <text:p/>
          </table:table-cell>
          <table:table-cell office:value-type="string">
            <text:p>факультет креативных индустрий; Б 42.03.05 ФКИ 2015 очная Медиакоммуникации; 2 курс; БМД223</text:p>
          </table:table-cell>
          <table:table-cell office:value-type="string">
            <text:p>Faculty of Creative Industries; Media Communications; 2 course; БМД223</text:p>
          </table:table-cell>
          <table:table-cell office:value-type="string">
            <text:p>5576136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руда</text:p>
          </table:table-cell>
          <table:table-cell office:value-type="string">
            <text:p>Полина Дмитриевна</text:p>
          </table:table-cell>
          <table:table-cell office:value-type="string">
            <text:p>pdgruda_1@edu.hse.ru</text:p>
          </table:table-cell>
          <table:table-cell office:value-type="string">
            <text:p>204471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Гурьянова</text:p>
          </table:table-cell>
          <table:table-cell office:value-type="string">
            <text:p>Юлия Сергеевна</text:p>
          </table:table-cell>
          <table:table-cell office:value-type="string">
            <text:p>yusguryanova@edu.hse.ru</text:p>
          </table:table-cell>
          <table:table-cell office:value-type="string">
            <text:p>135539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авыдчик</text:p>
          </table:table-cell>
          <table:table-cell office:value-type="string">
            <text:p>Алина -</text:p>
          </table:table-cell>
          <table:table-cell office:value-type="string">
            <text:p>avdavydchik@edu.hse.ru</text:p>
          </table:table-cell>
          <table:table-cell office:value-type="string">
            <text:p>153506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акоро</text:p>
          </table:table-cell>
          <table:table-cell office:value-type="string">
            <text:p>Полина Дмитриевна</text:p>
          </table:table-cell>
          <table:table-cell office:value-type="string">
            <text:p>pddakoro_1@edu.hse.ru</text:p>
          </table:table-cell>
          <table:table-cell office:value-type="string">
            <text:p>152090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воскина</text:p>
          </table:table-cell>
          <table:table-cell office:value-type="string">
            <text:p>Екатерина Сергеевна</text:p>
          </table:table-cell>
          <table:table-cell office:value-type="string">
            <text:p>esdvoskina@edu.hse.ru</text:p>
          </table:table-cell>
          <table:table-cell office:value-type="string">
            <text:p>8245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евяшина</text:p>
          </table:table-cell>
          <table:table-cell office:value-type="string">
            <text:p>Екатерина Сергеевна</text:p>
          </table:table-cell>
          <table:table-cell office:value-type="string">
            <text:p>esdevyashina@edu.hse.ru</text:p>
          </table:table-cell>
          <table:table-cell office:value-type="string">
            <text:p>204474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ельвер</text:p>
          </table:table-cell>
          <table:table-cell office:value-type="string">
            <text:p>Кристина Дмитриевна</text:p>
          </table:table-cell>
          <table:table-cell office:value-type="string">
            <text:p>kddelver@edu.hse.ru</text:p>
          </table:table-cell>
          <table:table-cell office:value-type="string">
            <text:p>134714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ёмина</text:p>
          </table:table-cell>
          <table:table-cell office:value-type="string">
            <text:p>Анастасия Константиновна</text:p>
          </table:table-cell>
          <table:table-cell office:value-type="string">
            <text:p>akdyomina@edu.hse.ru</text:p>
          </table:table-cell>
          <table:table-cell office:value-type="string">
            <text:p>134399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жафарова</text:p>
          </table:table-cell>
          <table:table-cell office:value-type="string">
            <text:p>Ламия Джейхун кызы</text:p>
          </table:table-cell>
          <table:table-cell office:value-type="string">
            <text:p>lddzhafarova@edu.hse.ru</text:p>
          </table:table-cell>
          <table:table-cell office:value-type="string">
            <text:p>4592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иева</text:p>
          </table:table-cell>
          <table:table-cell office:value-type="string">
            <text:p>Александра Максимилиановна</text:p>
          </table:table-cell>
          <table:table-cell office:value-type="string">
            <text:p>amdieva@edu.hse.ru</text:p>
          </table:table-cell>
          <table:table-cell office:value-type="string">
            <text:p>156977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лужневская</text:p>
          </table:table-cell>
          <table:table-cell office:value-type="string">
            <text:p>Елизавета -</text:p>
          </table:table-cell>
          <table:table-cell office:value-type="string">
            <text:p>edluzhnevskaya_1@edu.hse.ru</text:p>
          </table:table-cell>
          <table:table-cell office:value-type="string">
            <text:p>144221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обронравова</text:p>
          </table:table-cell>
          <table:table-cell office:value-type="string">
            <text:p>Юлиана Дмитриевна</text:p>
          </table:table-cell>
          <table:table-cell office:value-type="string">
            <text:p>yuddobronravova@edu.hse.ru</text:p>
          </table:table-cell>
          <table:table-cell office:value-type="string">
            <text:p>204476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омбровская</text:p>
          </table:table-cell>
          <table:table-cell office:value-type="string">
            <text:p>Анастасия Михайловна</text:p>
          </table:table-cell>
          <table:table-cell office:value-type="string">
            <text:p>amdombrovskaya@edu.hse.ru</text:p>
          </table:table-cell>
          <table:table-cell office:value-type="string">
            <text:p>139496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рагунова</text:p>
          </table:table-cell>
          <table:table-cell office:value-type="string">
            <text:p>Дарья Степановна</text:p>
          </table:table-cell>
          <table:table-cell office:value-type="string">
            <text:p>dsdragunova@edu.hse.ru</text:p>
          </table:table-cell>
          <table:table-cell office:value-type="string">
            <text:p>14743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рако</text:p>
          </table:table-cell>
          <table:table-cell office:value-type="string">
            <text:p>Алиса Сергеевна</text:p>
          </table:table-cell>
          <table:table-cell office:value-type="string">
            <text:p>asdrako@edu.hse.ru</text:p>
          </table:table-cell>
          <table:table-cell office:value-type="string">
            <text:p>139100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роздова</text:p>
          </table:table-cell>
          <table:table-cell office:value-type="string">
            <text:p>Анастасия Витальевна</text:p>
          </table:table-cell>
          <table:table-cell office:value-type="string">
            <text:p>avdrozdova_4@edu.hse.ru</text:p>
          </table:table-cell>
          <table:table-cell office:value-type="string">
            <text:p>142188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Другомилова</text:p>
          </table:table-cell>
          <table:table-cell office:value-type="string">
            <text:p>Полина Максимовна</text:p>
          </table:table-cell>
          <table:table-cell office:value-type="string">
            <text:p>pmdrugomilova_1@edu.hse.ru</text:p>
          </table:table-cell>
          <table:table-cell office:value-type="string">
            <text:p>15593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Ершова</text:p>
          </table:table-cell>
          <table:table-cell office:value-type="string">
            <text:p>Софья Денисовна</text:p>
          </table:table-cell>
          <table:table-cell office:value-type="string">
            <text:p>sdershova@edu.hse.ru</text:p>
          </table:table-cell>
          <table:table-cell office:value-type="string">
            <text:p>1476617</text:p>
          </table:table-cell>
          <table:table-cell office:value-type="string">
            <text:p>Факультет Санкт-Петербургская школа гуманитарных наук и искусств; Б 42.03.05 СПБ ШГНИ СПБ 2023 очная Медиакоммуникации; 2 курс; </text:p>
          </table:table-cell>
          <table:table-cell office:value-type="string">
            <text:p>St. Petersburg School of Arts and Humanities, HSE; Media Communications; 2 course; </text:p>
          </table:table-cell>
          <table:table-cell office:value-type="string">
            <text:p>7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Ефимова</text:p>
          </table:table-cell>
          <table:table-cell office:value-type="string">
            <text:p>Дарья Александровна</text:p>
          </table:table-cell>
          <table:table-cell office:value-type="string">
            <text:p>daefimova@edu.hse.ru</text:p>
          </table:table-cell>
          <table:table-cell office:value-type="string">
            <text:p>204479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Ефимова</text:p>
          </table:table-cell>
          <table:table-cell office:value-type="string">
            <text:p>Стефания Денисовна</text:p>
          </table:table-cell>
          <table:table-cell office:value-type="string">
            <text:p>sdefimova@edu.hse.ru</text:p>
          </table:table-cell>
          <table:table-cell office:value-type="string">
            <text:p>14893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Жаголкина</text:p>
          </table:table-cell>
          <table:table-cell office:value-type="string">
            <text:p>Елизавета Андреевна</text:p>
          </table:table-cell>
          <table:table-cell office:value-type="string">
            <text:p>eazhagolkina@edu.hse.ru</text:p>
          </table:table-cell>
          <table:table-cell office:value-type="string">
            <text:p>139422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Жадова</text:p>
          </table:table-cell>
          <table:table-cell office:value-type="string">
            <text:p>Анна Ярославовна</text:p>
          </table:table-cell>
          <table:table-cell office:value-type="string">
            <text:p>ayazhadova@edu.hse.ru</text:p>
          </table:table-cell>
          <table:table-cell office:value-type="string">
            <text:p>151266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Жакова</text:p>
          </table:table-cell>
          <table:table-cell office:value-type="string">
            <text:p>Ксения Андреевна</text:p>
          </table:table-cell>
          <table:table-cell office:value-type="string">
            <text:p>kazhakova@edu.hse.ru</text:p>
          </table:table-cell>
          <table:table-cell office:value-type="string">
            <text:p>148321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Журавель</text:p>
          </table:table-cell>
          <table:table-cell office:value-type="string">
            <text:p>Анна Юрьевна</text:p>
          </table:table-cell>
          <table:table-cell office:value-type="string">
            <text:p>ayuzhuravel@edu.hse.ru</text:p>
          </table:table-cell>
          <table:table-cell office:value-type="string">
            <text:p>1420266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Закир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zakirova_2@edu.hse.ru</text:p>
          </table:table-cell>
          <table:table-cell office:value-type="string">
            <text:p>142091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Зараменских</text:p>
          </table:table-cell>
          <table:table-cell office:value-type="string">
            <text:p>Татьяна Александровна</text:p>
          </table:table-cell>
          <table:table-cell office:value-type="string">
            <text:p>tazaramenskikh_1@edu.hse.ru</text:p>
          </table:table-cell>
          <table:table-cell office:value-type="string">
            <text:p>148130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Заровкина</text:p>
          </table:table-cell>
          <table:table-cell office:value-type="string">
            <text:p>Анастасия Денисовна</text:p>
          </table:table-cell>
          <table:table-cell office:value-type="string">
            <text:p>adzarovkina@edu.hse.ru</text:p>
          </table:table-cell>
          <table:table-cell office:value-type="string">
            <text:p>141720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Захарова</text:p>
          </table:table-cell>
          <table:table-cell office:value-type="string">
            <text:p>Анастасия Алексеевна</text:p>
          </table:table-cell>
          <table:table-cell office:value-type="string">
            <text:p>aazakharova_16@edu.hse.ru</text:p>
          </table:table-cell>
          <table:table-cell office:value-type="string">
            <text:p>148973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Зейналова</text:p>
          </table:table-cell>
          <table:table-cell office:value-type="string">
            <text:p>Алмаз Эльданизовна</text:p>
          </table:table-cell>
          <table:table-cell office:value-type="string">
            <text:p>aezeynalova@edu.hse.ru</text:p>
          </table:table-cell>
          <table:table-cell office:value-type="string">
            <text:p>20449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Зимина</text:p>
          </table:table-cell>
          <table:table-cell office:value-type="string">
            <text:p>Ольга Станиславовна</text:p>
          </table:table-cell>
          <table:table-cell office:value-type="string">
            <text:p>oszimina@edu.hse.ru</text:p>
          </table:table-cell>
          <table:table-cell office:value-type="string">
            <text:p>2042085</text:p>
          </table:table-cell>
          <table:table-cell office:value-type="string">
            <text:p>Факультет права; Б 40.03.01 НН Ю НН 2020 очная Юриспруденция; 3 курс; </text:p>
          </table:table-cell>
          <table:table-cell office:value-type="string">
            <text:p>Faculty of Law; Jurisprudence; 3 course; </text:p>
          </table:table-cell>
          <table:table-cell office:value-type="string">
            <text:p>50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Зуева</text:p>
          </table:table-cell>
          <table:table-cell office:value-type="string">
            <text:p>Ульяна Алексеевна</text:p>
          </table:table-cell>
          <table:table-cell office:value-type="string">
            <text:p>uazueva@edu.hse.ru</text:p>
          </table:table-cell>
          <table:table-cell office:value-type="string">
            <text:p>148162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Иванес</text:p>
          </table:table-cell>
          <table:table-cell office:value-type="string">
            <text:p>Виктор -</text:p>
          </table:table-cell>
          <table:table-cell office:value-type="string">
            <text:p>vvivanes@edu.hse.ru</text:p>
          </table:table-cell>
          <table:table-cell office:value-type="string">
            <text:p>1446277</text:p>
          </table:table-cell>
          <table:table-cell office:value-type="string">
            <text:p>факультет креативных индустрий, факультет гуманитарных наук; Б 42.03.05 ФКИ М 2015 очная Медиакоммуникации, Б 45.03.01 ФГН М 2014 очная Филология; 2 курс, 1 курс; БФИЛЛ243</text:p>
          </table:table-cell>
          <table:table-cell office:value-type="string">
            <text:p>Faculty of Creative Industries, Faculty of Humanities; Media Communications, Philology; 2 course, 1 course; БФИЛЛ243</text:p>
          </table:table-cell>
          <table:table-cell office:value-type="string">
            <text:p>178, 4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Виктория Константиновна</text:p>
          </table:table-cell>
          <table:table-cell office:value-type="string">
            <text:p>vkivanova@edu.hse.ru</text:p>
          </table:table-cell>
          <table:table-cell office:value-type="string">
            <text:p>137997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Мария Алексеевна</text:p>
          </table:table-cell>
          <table:table-cell office:value-type="string">
            <text:p>maivanova_24@edu.hse.ru</text:p>
          </table:table-cell>
          <table:table-cell office:value-type="string">
            <text:p>204494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Ижа</text:p>
          </table:table-cell>
          <table:table-cell office:value-type="string">
            <text:p>Василиса Георгиевна</text:p>
          </table:table-cell>
          <table:table-cell office:value-type="string">
            <text:p>vgizha@edu.hse.ru</text:p>
          </table:table-cell>
          <table:table-cell office:value-type="string">
            <text:p>148019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Исаев</text:p>
          </table:table-cell>
          <table:table-cell office:value-type="string">
            <text:p>Магомед Арсенович</text:p>
          </table:table-cell>
          <table:table-cell office:value-type="string">
            <text:p>maisaev@edu.hse.ru</text:p>
          </table:table-cell>
          <table:table-cell office:value-type="string">
            <text:p>2228517</text:p>
          </table:table-cell>
          <table:table-cell office:value-type="string">
            <text:p>Высшая школа бизнеса; Б 38.03.02 ВШБ М 2022 очная Управление цепями поставок и бизнес-аналитика; 2 курс; </text:p>
          </table:table-cell>
          <table:table-cell office:value-type="string">
            <text:p>Graduate School of Business; Supply Chain Management and Business Analytics; 2 course; </text:p>
          </table:table-cell>
          <table:table-cell office:value-type="string">
            <text:p>40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закова</text:p>
          </table:table-cell>
          <table:table-cell office:value-type="string">
            <text:p>Алиса Денисовна</text:p>
          </table:table-cell>
          <table:table-cell office:value-type="string">
            <text:p>adkazakova_2@edu.hse.ru</text:p>
          </table:table-cell>
          <table:table-cell office:value-type="string">
            <text:p>204490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лапышина</text:p>
          </table:table-cell>
          <table:table-cell office:value-type="string">
            <text:p>Дарья Романовна</text:p>
          </table:table-cell>
          <table:table-cell office:value-type="string">
            <text:p>drkalapyshina_1@edu.hse.ru</text:p>
          </table:table-cell>
          <table:table-cell office:value-type="string">
            <text:p>147299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минская</text:p>
          </table:table-cell>
          <table:table-cell office:value-type="string">
            <text:p>Арина Дмитриевна</text:p>
          </table:table-cell>
          <table:table-cell office:value-type="string">
            <text:p>adkaminskaya@edu.hse.ru</text:p>
          </table:table-cell>
          <table:table-cell office:value-type="string">
            <text:p>146566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рпушина</text:p>
          </table:table-cell>
          <table:table-cell office:value-type="string">
            <text:p>Елизавета Константиновна</text:p>
          </table:table-cell>
          <table:table-cell office:value-type="string">
            <text:p>ekkarpushina@edu.hse.ru</text:p>
          </table:table-cell>
          <table:table-cell office:value-type="string">
            <text:p>139534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сенкова</text:p>
          </table:table-cell>
          <table:table-cell office:value-type="string">
            <text:p>Анна Александровна</text:p>
          </table:table-cell>
          <table:table-cell office:value-type="string">
            <text:p>aakasenkova@edu.hse.ru</text:p>
          </table:table-cell>
          <table:table-cell office:value-type="string">
            <text:p>150358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тан</text:p>
          </table:table-cell>
          <table:table-cell office:value-type="string">
            <text:p>Ольга Михайловна</text:p>
          </table:table-cell>
          <table:table-cell office:value-type="string">
            <text:p>omkatan@edu.hse.ru</text:p>
          </table:table-cell>
          <table:table-cell office:value-type="string">
            <text:p>203939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тодикиди</text:p>
          </table:table-cell>
          <table:table-cell office:value-type="string">
            <text:p>Валерия Игоревна</text:p>
          </table:table-cell>
          <table:table-cell office:value-type="string">
            <text:p>vikatodikidi@edu.hse.ru</text:p>
          </table:table-cell>
          <table:table-cell office:value-type="string">
            <text:p>137202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аштанов</text:p>
          </table:table-cell>
          <table:table-cell office:value-type="string">
            <text:p>Кирилл Олегович</text:p>
          </table:table-cell>
          <table:table-cell office:value-type="string">
            <text:p>kokashtanov@edu.hse.ru</text:p>
          </table:table-cell>
          <table:table-cell office:value-type="string">
            <text:p>150471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витко</text:p>
          </table:table-cell>
          <table:table-cell office:value-type="string">
            <text:p>Анна Сергеевна</text:p>
          </table:table-cell>
          <table:table-cell office:value-type="string">
            <text:p>askvitko_1@edu.hse.ru</text:p>
          </table:table-cell>
          <table:table-cell office:value-type="string">
            <text:p>140488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вофи</text:p>
          </table:table-cell>
          <table:table-cell office:value-type="string">
            <text:p>Джон -</text:p>
          </table:table-cell>
          <table:table-cell office:value-type="string">
            <text:p>dkvofi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37</text:p>
          </table:table-cell>
          <table:table-cell office:value-type="string">
            <text:p>School of Foreign Languages; Foreign Languages and Intercultural Communication; 1 course; БИЯ237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Анна -</text:p>
          </table:table-cell>
          <table:table-cell office:value-type="string">
            <text:p>akim_6@edu.hse.ru</text:p>
          </table:table-cell>
          <table:table-cell office:value-type="string">
            <text:p>135505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ириллова</text:p>
          </table:table-cell>
          <table:table-cell office:value-type="string">
            <text:p>Анастасия Алексеевна</text:p>
          </table:table-cell>
          <table:table-cell office:value-type="string">
            <text:p>aakirillova_7@edu.hse.ru</text:p>
          </table:table-cell>
          <table:table-cell office:value-type="string">
            <text:p>131988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искин</text:p>
          </table:table-cell>
          <table:table-cell office:value-type="string">
            <text:p>Артем Сергеевич</text:p>
          </table:table-cell>
          <table:table-cell office:value-type="string">
            <text:p>askiskin@edu.hse.ru</text:p>
          </table:table-cell>
          <table:table-cell office:value-type="string">
            <text:p>204219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блова</text:p>
          </table:table-cell>
          <table:table-cell office:value-type="string">
            <text:p>Полина Сергеевна</text:p>
          </table:table-cell>
          <table:table-cell office:value-type="string">
            <text:p>pskoblova@edu.hse.ru</text:p>
          </table:table-cell>
          <table:table-cell office:value-type="string">
            <text:p>135205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валев</text:p>
          </table:table-cell>
          <table:table-cell office:value-type="string">
            <text:p>Илья Денисович</text:p>
          </table:table-cell>
          <table:table-cell office:value-type="string">
            <text:p>idkovalev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карева</text:p>
          </table:table-cell>
          <table:table-cell office:value-type="string">
            <text:p>Анастасия Николаевна</text:p>
          </table:table-cell>
          <table:table-cell office:value-type="string">
            <text:p>ankokareva@edu.hse.ru</text:p>
          </table:table-cell>
          <table:table-cell office:value-type="string">
            <text:p>140093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лесниченко</text:p>
          </table:table-cell>
          <table:table-cell office:value-type="string">
            <text:p>Виктория Андреевна</text:p>
          </table:table-cell>
          <table:table-cell office:value-type="string">
            <text:p>vakolesnichenko_1@edu.hse.ru</text:p>
          </table:table-cell>
          <table:table-cell office:value-type="string">
            <text:p>200992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лонтаевская</text:p>
          </table:table-cell>
          <table:table-cell office:value-type="string">
            <text:p>Софья Михайловна</text:p>
          </table:table-cell>
          <table:table-cell office:value-type="string">
            <text:p>smkolontaevskaya@edu.hse.ru</text:p>
          </table:table-cell>
          <table:table-cell office:value-type="string">
            <text:p>28939</text:p>
          </table:table-cell>
          <table:table-cell office:value-type="string">
            <text:p>факультет креативных индустрий; Б 42.03.02 ФКИ М 2014 очная Журналистика; 4 курс; </text:p>
          </table:table-cell>
          <table:table-cell office:value-type="string">
            <text:p>Faculty of Creative Industries; Journalism; 4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лотий</text:p>
          </table:table-cell>
          <table:table-cell office:value-type="string">
            <text:p>Дарья Романовна</text:p>
          </table:table-cell>
          <table:table-cell office:value-type="string">
            <text:p>drkolotiy@edu.hse.ru</text:p>
          </table:table-cell>
          <table:table-cell office:value-type="string">
            <text:p>144217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ндратьева</text:p>
          </table:table-cell>
          <table:table-cell office:value-type="string">
            <text:p>Марина Сергеевна</text:p>
          </table:table-cell>
          <table:table-cell office:value-type="string">
            <text:p>mskondrateva@edu.hse.ru</text:p>
          </table:table-cell>
          <table:table-cell office:value-type="string">
            <text:p>2228499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нонова</text:p>
          </table:table-cell>
          <table:table-cell office:value-type="string">
            <text:p>Татьяна Андреевна</text:p>
          </table:table-cell>
          <table:table-cell office:value-type="string">
            <text:p>takononova_1@edu.hse.ru</text:p>
          </table:table-cell>
          <table:table-cell office:value-type="string">
            <text:p>14869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ноплева</text:p>
          </table:table-cell>
          <table:table-cell office:value-type="string">
            <text:p>Елизавета Ильинична</text:p>
          </table:table-cell>
          <table:table-cell office:value-type="string">
            <text:p>eikonopleva@edu.hse.ru</text:p>
          </table:table-cell>
          <table:table-cell office:value-type="string">
            <text:p>153263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нстантинова</text:p>
          </table:table-cell>
          <table:table-cell office:value-type="string">
            <text:p>Мария Сергеевна</text:p>
          </table:table-cell>
          <table:table-cell office:value-type="string">
            <text:p>mskonstantinova@edu.hse.ru</text:p>
          </table:table-cell>
          <table:table-cell office:value-type="string">
            <text:p>147351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няхина</text:p>
          </table:table-cell>
          <table:table-cell office:value-type="string">
            <text:p>Наталья Андреевна</text:p>
          </table:table-cell>
          <table:table-cell office:value-type="string">
            <text:p>nakonyakhina@edu.hse.ru</text:p>
          </table:table-cell>
          <table:table-cell office:value-type="string">
            <text:p>149571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пту</text:p>
          </table:table-cell>
          <table:table-cell office:value-type="string">
            <text:p>Валерия Олеговна</text:p>
          </table:table-cell>
          <table:table-cell office:value-type="string">
            <text:p>vokoptu@edu.hse.ru</text:p>
          </table:table-cell>
          <table:table-cell office:value-type="string">
            <text:p>148535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пылова</text:p>
          </table:table-cell>
          <table:table-cell office:value-type="string">
            <text:p>Анастасия Сергеевна</text:p>
          </table:table-cell>
          <table:table-cell office:value-type="string">
            <text:p>askopylova_1@edu.hse.ru</text:p>
          </table:table-cell>
          <table:table-cell office:value-type="string">
            <text:p>20477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ролева</text:p>
          </table:table-cell>
          <table:table-cell office:value-type="string">
            <text:p>Екатерина Григорьевна</text:p>
          </table:table-cell>
          <table:table-cell office:value-type="string">
            <text:p>egkoroleva@edu.hse.ru</text:p>
          </table:table-cell>
          <table:table-cell office:value-type="string">
            <text:p>14330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ролева</text:p>
          </table:table-cell>
          <table:table-cell office:value-type="string">
            <text:p>Софья Павловна</text:p>
          </table:table-cell>
          <table:table-cell office:value-type="string">
            <text:p>spkoroleva@edu.hse.ru</text:p>
          </table:table-cell>
          <table:table-cell office:value-type="string">
            <text:p>221298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роткая</text:p>
          </table:table-cell>
          <table:table-cell office:value-type="string">
            <text:p>Анастасия Дмитриевна</text:p>
          </table:table-cell>
          <table:table-cell office:value-type="string">
            <text:p>adkorotkaya_1@edu.hse.ru</text:p>
          </table:table-cell>
          <table:table-cell office:value-type="string">
            <text:p>148491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рочкина</text:p>
          </table:table-cell>
          <table:table-cell office:value-type="string">
            <text:p>Анастасия Сергеевна</text:p>
          </table:table-cell>
          <table:table-cell office:value-type="string">
            <text:p>askorochkina@edu.hse.ru</text:p>
          </table:table-cell>
          <table:table-cell office:value-type="string">
            <text:p>142003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сановская</text:p>
          </table:table-cell>
          <table:table-cell office:value-type="string">
            <text:p>Анастасия Геннадьевна</text:p>
          </table:table-cell>
          <table:table-cell office:value-type="string">
            <text:p>akosanovskaya_1@edu.hse.ru</text:p>
          </table:table-cell>
          <table:table-cell office:value-type="string">
            <text:p>134304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сач</text:p>
          </table:table-cell>
          <table:table-cell office:value-type="string">
            <text:p>Валерия Александровна</text:p>
          </table:table-cell>
          <table:table-cell office:value-type="string">
            <text:p>vakosach@edu.hse.ru</text:p>
          </table:table-cell>
          <table:table-cell office:value-type="string">
            <text:p>201674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сенкова</text:p>
          </table:table-cell>
          <table:table-cell office:value-type="string">
            <text:p>Дарья Константиновна</text:p>
          </table:table-cell>
          <table:table-cell office:value-type="string">
            <text:p>dkkosenkova@edu.hse.ru</text:p>
          </table:table-cell>
          <table:table-cell office:value-type="string">
            <text:p>20451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сицын</text:p>
          </table:table-cell>
          <table:table-cell office:value-type="string">
            <text:p>Иван Владимирович</text:p>
          </table:table-cell>
          <table:table-cell office:value-type="string">
            <text:p>ivkositsyn@edu.hse.ru</text:p>
          </table:table-cell>
          <table:table-cell office:value-type="string">
            <text:p>140943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т</text:p>
          </table:table-cell>
          <table:table-cell office:value-type="string">
            <text:p>Дарья Игоревна</text:p>
          </table:table-cell>
          <table:table-cell office:value-type="string">
            <text:p>dikot@edu.hse.ru</text:p>
          </table:table-cell>
          <table:table-cell office:value-type="string">
            <text:p>204514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тко</text:p>
          </table:table-cell>
          <table:table-cell office:value-type="string">
            <text:p>Ольга Алексеевна</text:p>
          </table:table-cell>
          <table:table-cell office:value-type="string">
            <text:p>oakotko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2 курс; БИЯ228</text:p>
          </table:table-cell>
          <table:table-cell office:value-type="string">
            <text:p>School of Foreign Languages; Foreign Languages and Intercultural Communication; 2 course; БИЯ228</text:p>
          </table:table-cell>
          <table:table-cell office:value-type="string">
            <text:p>557623534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ошкарева</text:p>
          </table:table-cell>
          <table:table-cell office:value-type="string">
            <text:p>Виолетта Алексеевна</text:p>
          </table:table-cell>
          <table:table-cell office:value-type="string">
            <text:p>vakoshkareva@edu.hse.ru</text:p>
          </table:table-cell>
          <table:table-cell office:value-type="string">
            <text:p>204530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равец</text:p>
          </table:table-cell>
          <table:table-cell office:value-type="string">
            <text:p>Елизавета Владимировна</text:p>
          </table:table-cell>
          <table:table-cell office:value-type="string">
            <text:p>evkravets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2 курс; БИЯ228</text:p>
          </table:table-cell>
          <table:table-cell office:value-type="string">
            <text:p>School of Foreign Languages; Foreign Languages and Intercultural Communication; 2 course; БИЯ228</text:p>
          </table:table-cell>
          <table:table-cell office:value-type="string">
            <text:p>557623534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равцова</text:p>
          </table:table-cell>
          <table:table-cell office:value-type="string">
            <text:p>София Валерьевна</text:p>
          </table:table-cell>
          <table:table-cell office:value-type="string">
            <text:p>svkravtsova@edu.hse.ru</text:p>
          </table:table-cell>
          <table:table-cell office:value-type="string">
            <text:p>147302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рапоткина</text:p>
          </table:table-cell>
          <table:table-cell office:value-type="string">
            <text:p>Александра Алексеевна</text:p>
          </table:table-cell>
          <table:table-cell office:value-type="string">
            <text:p>aakrapotkina@edu.hse.ru</text:p>
          </table:table-cell>
          <table:table-cell office:value-type="string">
            <text:p>2328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расников</text:p>
          </table:table-cell>
          <table:table-cell office:value-type="string">
            <text:p>Михаил Тимофеевич</text:p>
          </table:table-cell>
          <table:table-cell office:value-type="string">
            <text:p>mtkrasnikov@edu.hse.ru</text:p>
          </table:table-cell>
          <table:table-cell office:value-type="string">
            <text:p>204227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рутиков</text:p>
          </table:table-cell>
          <table:table-cell office:value-type="string">
            <text:p>Максим Андреевич</text:p>
          </table:table-cell>
          <table:table-cell office:value-type="string">
            <text:p>makrutikov@edu.hse.ru</text:p>
          </table:table-cell>
          <table:table-cell office:value-type="string">
            <text:p>1474941</text:p>
          </table:table-cell>
          <table:table-cell office:value-type="string">
            <text:p>Московский институт электроники и математики им. А.Н. Тихонова; Б 09.03.01 МИЭМ М 2014 очная Информатика и вычислительная техника; 3 курс; </text:p>
          </table:table-cell>
          <table:table-cell office:value-type="string">
            <text:p>Tikhonov Moscow Institute of Electronics and Mathematics; Information Science and Computation Technology; 3 course; </text:p>
          </table:table-cell>
          <table:table-cell office:value-type="string">
            <text:p>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рюкова</text:p>
          </table:table-cell>
          <table:table-cell office:value-type="string">
            <text:p>Александра Романовна</text:p>
          </table:table-cell>
          <table:table-cell office:value-type="string">
            <text:p>arkryukova@edu.hse.ru</text:p>
          </table:table-cell>
          <table:table-cell office:value-type="string">
            <text:p>20452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рянина</text:p>
          </table:table-cell>
          <table:table-cell office:value-type="string">
            <text:p>Варвара Денисовна</text:p>
          </table:table-cell>
          <table:table-cell office:value-type="string">
            <text:p>vdkryanina@edu.hse.ru</text:p>
          </table:table-cell>
          <table:table-cell office:value-type="string">
            <text:p>14425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Дария -</text:p>
          </table:table-cell>
          <table:table-cell office:value-type="string">
            <text:p>dkudryavtseva_1@edu.hse.ru</text:p>
          </table:table-cell>
          <table:table-cell office:value-type="string">
            <text:p>136512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Екатерина Владимировна</text:p>
          </table:table-cell>
          <table:table-cell office:value-type="string">
            <text:p>evkuznetsova_11@edu.hse.ru</text:p>
          </table:table-cell>
          <table:table-cell office:value-type="string">
            <text:p>20452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зьмина</text:p>
          </table:table-cell>
          <table:table-cell office:value-type="string">
            <text:p>Алиса Андреевна</text:p>
          </table:table-cell>
          <table:table-cell office:value-type="string">
            <text:p>aakuzmina_6@edu.hse.ru</text:p>
          </table:table-cell>
          <table:table-cell office:value-type="string">
            <text:p>136004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зьмина</text:p>
          </table:table-cell>
          <table:table-cell office:value-type="string">
            <text:p>Маргарита Павловна</text:p>
          </table:table-cell>
          <table:table-cell office:value-type="string">
            <text:p>mpkuzmina@edu.hse.ru</text:p>
          </table:table-cell>
          <table:table-cell office:value-type="string">
            <text:p>143097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зьмич</text:p>
          </table:table-cell>
          <table:table-cell office:value-type="string">
            <text:p>Матвей Алексеевич</text:p>
          </table:table-cell>
          <table:table-cell office:value-type="string">
            <text:p>makuzmich@edu.hse.ru</text:p>
          </table:table-cell>
          <table:table-cell office:value-type="string">
            <text:p>204533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лиш</text:p>
          </table:table-cell>
          <table:table-cell office:value-type="string">
            <text:p>Вероника Александровна</text:p>
          </table:table-cell>
          <table:table-cell office:value-type="string">
            <text:p>vakulish_1@edu.hse.ru</text:p>
          </table:table-cell>
          <table:table-cell office:value-type="string">
            <text:p>14043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лла</text:p>
          </table:table-cell>
          <table:table-cell office:value-type="string">
            <text:p>Мерилина -</text:p>
          </table:table-cell>
          <table:table-cell office:value-type="string">
            <text:p>mkulla_1@edu.hse.ru</text:p>
          </table:table-cell>
          <table:table-cell office:value-type="string">
            <text:p>146514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ляшова</text:p>
          </table:table-cell>
          <table:table-cell office:value-type="string">
            <text:p>Софья -</text:p>
          </table:table-cell>
          <table:table-cell office:value-type="string">
            <text:p>skulyashova_1@edu.hse.ru</text:p>
          </table:table-cell>
          <table:table-cell office:value-type="string">
            <text:p>137325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нягина</text:p>
          </table:table-cell>
          <table:table-cell office:value-type="string">
            <text:p>Мария Денисовна</text:p>
          </table:table-cell>
          <table:table-cell office:value-type="string">
            <text:p>mdkunyagina@edu.hse.ru</text:p>
          </table:table-cell>
          <table:table-cell office:value-type="string">
            <text:p>139500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упчинская</text:p>
          </table:table-cell>
          <table:table-cell office:value-type="string">
            <text:p>Алиса Сергеевна</text:p>
          </table:table-cell>
          <table:table-cell office:value-type="string">
            <text:p>askupchinskaya@edu.hse.ru</text:p>
          </table:table-cell>
          <table:table-cell office:value-type="string">
            <text:p>144900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ыдыров</text:p>
          </table:table-cell>
          <table:table-cell office:value-type="string">
            <text:p>Асанакун -</text:p>
          </table:table-cell>
          <table:table-cell office:value-type="string">
            <text:p>akydyrov@edu.hse.ru</text:p>
          </table:table-cell>
          <table:table-cell office:value-type="string">
            <text:p>2001628</text:p>
          </table:table-cell>
          <table:table-cell office:value-type="string">
            <text:p>факультет социальных наук; Б 37.03.01 СН М 2014 очная Психология; 1 курс; БПСХЛ243</text:p>
          </table:table-cell>
          <table:table-cell office:value-type="string">
            <text:p>Faculty of Social Sciences; Psychology; 1 course; БПСХЛ243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Кэмерон</text:p>
          </table:table-cell>
          <table:table-cell office:value-type="string">
            <text:p>Алёна Дмитриевна</text:p>
          </table:table-cell>
          <table:table-cell office:value-type="string">
            <text:p>adkemeron@edu.hse.ru</text:p>
          </table:table-cell>
          <table:table-cell office:value-type="string">
            <text:p>204535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арин</text:p>
          </table:table-cell>
          <table:table-cell office:value-type="string">
            <text:p>Максим Дмитриевич</text:p>
          </table:table-cell>
          <table:table-cell office:value-type="string">
            <text:p>mdlarin@edu.hse.ru</text:p>
          </table:table-cell>
          <table:table-cell office:value-type="string">
            <text:p>148427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евик</text:p>
          </table:table-cell>
          <table:table-cell office:value-type="string">
            <text:p>Виктория Олеговна</text:p>
          </table:table-cell>
          <table:table-cell office:value-type="string">
            <text:p>volevik@edu.hse.ru</text:p>
          </table:table-cell>
          <table:table-cell office:value-type="string">
            <text:p>204536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еденева</text:p>
          </table:table-cell>
          <table:table-cell office:value-type="string">
            <text:p>Мария Витальевна</text:p>
          </table:table-cell>
          <table:table-cell office:value-type="string">
            <text:p>mvledeneva@edu.hse.ru</text:p>
          </table:table-cell>
          <table:table-cell office:value-type="string">
            <text:p>141994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ейковская</text:p>
          </table:table-cell>
          <table:table-cell office:value-type="string">
            <text:p>Виктория Юрьевна</text:p>
          </table:table-cell>
          <table:table-cell office:value-type="string">
            <text:p>vyuleykovskaya@edu.hse.ru</text:p>
          </table:table-cell>
          <table:table-cell office:value-type="string">
            <text:p>140742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еонова</text:p>
          </table:table-cell>
          <table:table-cell office:value-type="string">
            <text:p>Ангелина Александровна</text:p>
          </table:table-cell>
          <table:table-cell office:value-type="string">
            <text:p>aaleonova_2@edu.hse.ru</text:p>
          </table:table-cell>
          <table:table-cell office:value-type="string">
            <text:p>22285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епихина</text:p>
          </table:table-cell>
          <table:table-cell office:value-type="string">
            <text:p>Влада Юрьевна</text:p>
          </table:table-cell>
          <table:table-cell office:value-type="string">
            <text:p>vyulepikhina@edu.hse.ru</text:p>
          </table:table-cell>
          <table:table-cell office:value-type="string">
            <text:p>204528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Рика Владимировна</text:p>
          </table:table-cell>
          <table:table-cell office:value-type="string">
            <text:p>kvkulikova_2@edu.hse.ru</text:p>
          </table:table-cell>
          <table:table-cell office:value-type="string">
            <text:p>204328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ичутина</text:p>
          </table:table-cell>
          <table:table-cell office:value-type="string">
            <text:p>Виктория Владимировна</text:p>
          </table:table-cell>
          <table:table-cell office:value-type="string">
            <text:p>vvlichutina@edu.hse.ru</text:p>
          </table:table-cell>
          <table:table-cell office:value-type="string">
            <text:p>145700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овягин</text:p>
          </table:table-cell>
          <table:table-cell office:value-type="string">
            <text:p>Егор Игоревич</text:p>
          </table:table-cell>
          <table:table-cell office:value-type="string">
            <text:p>eilovyagin@edu.hse.ru</text:p>
          </table:table-cell>
          <table:table-cell office:value-type="string">
            <text:p>1364947</text:p>
          </table:table-cell>
          <table:table-cell office:value-type="string">
            <text:p>факультет экономических наук; Б 38.03.01 Э М 2012 очная Экономика; 3 курс; </text:p>
          </table:table-cell>
          <table:table-cell office:value-type="string">
            <text:p>Faculty of Economic Sciences; Economics; 3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угинец</text:p>
          </table:table-cell>
          <table:table-cell office:value-type="string">
            <text:p>Елизавета Павловна</text:p>
          </table:table-cell>
          <table:table-cell office:value-type="string">
            <text:p>epluginets@edu.hse.ru</text:p>
          </table:table-cell>
          <table:table-cell office:value-type="string">
            <text:p>204538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ужнов</text:p>
          </table:table-cell>
          <table:table-cell office:value-type="string">
            <text:p>Анатолий Витальевич</text:p>
          </table:table-cell>
          <table:table-cell office:value-type="string">
            <text:p>avluzhnov@edu.hse.ru</text:p>
          </table:table-cell>
          <table:table-cell office:value-type="string">
            <text:p>70907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узянин</text:p>
          </table:table-cell>
          <table:table-cell office:value-type="string">
            <text:p>Тимур Игоревич</text:p>
          </table:table-cell>
          <table:table-cell office:value-type="string">
            <text:p>tiluzyanin@edu.hse.ru</text:p>
          </table:table-cell>
          <table:table-cell office:value-type="string">
            <text:p>8227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юлюшина</text:p>
          </table:table-cell>
          <table:table-cell office:value-type="string">
            <text:p>Ника Дмитриевна</text:p>
          </table:table-cell>
          <table:table-cell office:value-type="string">
            <text:p>ndlyulyushina@edu.hse.ru</text:p>
          </table:table-cell>
          <table:table-cell office:value-type="string">
            <text:p>204525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Лях</text:p>
          </table:table-cell>
          <table:table-cell office:value-type="string">
            <text:p>Мария -</text:p>
          </table:table-cell>
          <table:table-cell office:value-type="string">
            <text:p>mlyakh@edu.hse.ru</text:p>
          </table:table-cell>
          <table:table-cell office:value-type="string">
            <text:p>84510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гина</text:p>
          </table:table-cell>
          <table:table-cell office:value-type="string">
            <text:p>Анна Максимовна</text:p>
          </table:table-cell>
          <table:table-cell office:value-type="string">
            <text:p>ammagina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зуркевич</text:p>
          </table:table-cell>
          <table:table-cell office:value-type="string">
            <text:p>Владислав Игоревич</text:p>
          </table:table-cell>
          <table:table-cell office:value-type="string">
            <text:p>vimazurkevich@edu.hse.ru</text:p>
          </table:table-cell>
          <table:table-cell office:value-type="string">
            <text:p>1401070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зурова</text:p>
          </table:table-cell>
          <table:table-cell office:value-type="string">
            <text:p>Алиса Юрьевна</text:p>
          </table:table-cell>
          <table:table-cell office:value-type="string">
            <text:p>ayumazurova@edu.hse.ru</text:p>
          </table:table-cell>
          <table:table-cell office:value-type="string">
            <text:p>150158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йданская</text:p>
          </table:table-cell>
          <table:table-cell office:value-type="string">
            <text:p>Александра Геннадьевна</text:p>
          </table:table-cell>
          <table:table-cell office:value-type="string">
            <text:p>agmaydanskaya_1@edu.hse.ru</text:p>
          </table:table-cell>
          <table:table-cell office:value-type="string">
            <text:p>151697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каров</text:p>
          </table:table-cell>
          <table:table-cell office:value-type="string">
            <text:p>Максим Александрович</text:p>
          </table:table-cell>
          <table:table-cell office:value-type="string">
            <text:p>mamakarov@edu.hse.ru</text:p>
          </table:table-cell>
          <table:table-cell office:value-type="string">
            <text:p>79280</text:p>
          </table:table-cell>
          <table:table-cell office:value-type="string">
            <text:p>факультет социальных наук; Б 37.03.01 СН М 2014 очная Психология; 4 курс; </text:p>
          </table:table-cell>
          <table:table-cell office:value-type="string">
            <text:p>Faculty of Social Sciences; Psychology; 4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Ксения Александровна</text:p>
          </table:table-cell>
          <table:table-cell office:value-type="string">
            <text:p>kamakarova@edu.hse.ru</text:p>
          </table:table-cell>
          <table:table-cell office:value-type="string">
            <text:p>137301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карычева</text:p>
          </table:table-cell>
          <table:table-cell office:value-type="string">
            <text:p>Варвара Сергеевна</text:p>
          </table:table-cell>
          <table:table-cell office:value-type="string">
            <text:p>vsmakarycheva@edu.hse.ru</text:p>
          </table:table-cell>
          <table:table-cell office:value-type="string">
            <text:p>137706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ксимовская</text:p>
          </table:table-cell>
          <table:table-cell office:value-type="string">
            <text:p>Анастасия Максимовна</text:p>
          </table:table-cell>
          <table:table-cell office:value-type="string">
            <text:p>amaksimovskaya@hse.ru</text:p>
          </table:table-cell>
          <table:table-cell office:value-type="string">
            <text:p/>
          </table:table-cell>
          <table:table-cell office:value-type="string">
            <text:p>приглашенный преподаватель / факультет компьютерных наук</text:p>
          </table:table-cell>
          <table:table-cell office:value-type="string">
            <text:p>приглашенный преподаватель / Faculty of Computer Science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лахова</text:p>
          </table:table-cell>
          <table:table-cell office:value-type="string">
            <text:p>Евгения Дмитриевна</text:p>
          </table:table-cell>
          <table:table-cell office:value-type="string">
            <text:p>edmalakhova@edu.hse.ru</text:p>
          </table:table-cell>
          <table:table-cell office:value-type="string">
            <text:p>2262530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ликова</text:p>
          </table:table-cell>
          <table:table-cell office:value-type="string">
            <text:p>Элина Михайловна</text:p>
          </table:table-cell>
          <table:table-cell office:value-type="string">
            <text:p>emmalikova@edu.hse.ru</text:p>
          </table:table-cell>
          <table:table-cell office:value-type="string">
            <text:p>204540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люкова</text:p>
          </table:table-cell>
          <table:table-cell office:value-type="string">
            <text:p>Софья -</text:p>
          </table:table-cell>
          <table:table-cell office:value-type="string">
            <text:p>smalyukova_1@edu.hse.ru</text:p>
          </table:table-cell>
          <table:table-cell office:value-type="string">
            <text:p>139508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рычева</text:p>
          </table:table-cell>
          <table:table-cell office:value-type="string">
            <text:p>Анна Федоровна</text:p>
          </table:table-cell>
          <table:table-cell office:value-type="string">
            <text:p>afmarycheva_1@edu.hse.ru</text:p>
          </table:table-cell>
          <table:table-cell office:value-type="string">
            <text:p>204543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1 курс; БМОГИ243</text:p>
          </table:table-cell>
          <table:table-cell office:value-type="string">
            <text:p>Faculty of World Economy and International Affairs; International Relations and Global Studies; 1 course; БМОГИ243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твеев</text:p>
          </table:table-cell>
          <table:table-cell office:value-type="string">
            <text:p>Арсений Денисович</text:p>
          </table:table-cell>
          <table:table-cell office:value-type="string">
            <text:p>admatveev@edu.hse.ru</text:p>
          </table:table-cell>
          <table:table-cell office:value-type="string">
            <text:p>204528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аянова</text:p>
          </table:table-cell>
          <table:table-cell office:value-type="string">
            <text:p>Любовь Дмитриевна</text:p>
          </table:table-cell>
          <table:table-cell office:value-type="string">
            <text:p>ldmayanova@edu.hse.ru</text:p>
          </table:table-cell>
          <table:table-cell office:value-type="string">
            <text:p>81188</text:p>
          </table:table-cell>
          <table:table-cell office:value-type="string">
            <text:p>Факультет гуманитарных наук; Б 54.03.01 НН ГН НН 2021 очная Дизайн; 4 курс; </text:p>
          </table:table-cell>
          <table:table-cell office:value-type="string">
            <text:p>Faculty of Humanities; Design; 4 course; </text:p>
          </table:table-cell>
          <table:table-cell office:value-type="string">
            <text:p>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едведева</text:p>
          </table:table-cell>
          <table:table-cell office:value-type="string">
            <text:p>Екатерина Сергеевна</text:p>
          </table:table-cell>
          <table:table-cell office:value-type="string">
            <text:p>esmedvedeva@edu.hse.ru</text:p>
          </table:table-cell>
          <table:table-cell office:value-type="string">
            <text:p>2042441</text:p>
          </table:table-cell>
          <table:table-cell office:value-type="string">
            <text:p>Факультет права; Б 40.03.01 НН Ю НН 2020 очная Юриспруденция; 3 курс; </text:p>
          </table:table-cell>
          <table:table-cell office:value-type="string">
            <text:p>Faculty of Law; Jurisprudence; 3 course; </text:p>
          </table:table-cell>
          <table:table-cell office:value-type="string">
            <text:p>5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елёхина</text:p>
          </table:table-cell>
          <table:table-cell office:value-type="string">
            <text:p>Елизавета -</text:p>
          </table:table-cell>
          <table:table-cell office:value-type="string">
            <text:p>emelyokhina_1@edu.hse.ru</text:p>
          </table:table-cell>
          <table:table-cell office:value-type="string">
            <text:p>148188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еренков</text:p>
          </table:table-cell>
          <table:table-cell office:value-type="string">
            <text:p>Антон Владимирович</text:p>
          </table:table-cell>
          <table:table-cell office:value-type="string">
            <text:p>avmerenkov@edu.hse.ru</text:p>
          </table:table-cell>
          <table:table-cell office:value-type="string">
            <text:p>1501288</text:p>
          </table:table-cell>
          <table:table-cell office:value-type="string">
            <text:p>факультет биологии и биотехнологии; Б 06.03.01 ФББ М 2019 очная Клеточная и молекулярная биотехнология; 3 курс; </text:p>
          </table:table-cell>
          <table:table-cell office:value-type="string">
            <text:p>Faculty of Biology and Biotechnology; Cellular and Molecular Biotechnologies; 3 course; </text:p>
          </table:table-cell>
          <table:table-cell office:value-type="string">
            <text:p>1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ешайкина</text:p>
          </table:table-cell>
          <table:table-cell office:value-type="string">
            <text:p>Софья Артемовна</text:p>
          </table:table-cell>
          <table:table-cell office:value-type="string">
            <text:p>sameshaykina@edu.hse.ru</text:p>
          </table:table-cell>
          <table:table-cell office:value-type="string">
            <text:p>200232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ешкова</text:p>
          </table:table-cell>
          <table:table-cell office:value-type="string">
            <text:p>Мария -</text:p>
          </table:table-cell>
          <table:table-cell office:value-type="string">
            <text:p>mmeshkova_1@edu.hse.ru</text:p>
          </table:table-cell>
          <table:table-cell office:value-type="string">
            <text:p>136571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илов</text:p>
          </table:table-cell>
          <table:table-cell office:value-type="string">
            <text:p>Арсений Александрович</text:p>
          </table:table-cell>
          <table:table-cell office:value-type="string">
            <text:p>aamilov@edu.hse.ru</text:p>
          </table:table-cell>
          <table:table-cell office:value-type="string">
            <text:p>140315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инвалеева</text:p>
          </table:table-cell>
          <table:table-cell office:value-type="string">
            <text:p>Фатима Руслановна</text:p>
          </table:table-cell>
          <table:table-cell office:value-type="string">
            <text:p>frminvaleeva@edu.hse.ru</text:p>
          </table:table-cell>
          <table:table-cell office:value-type="string">
            <text:p>28924</text:p>
          </table:table-cell>
          <table:table-cell office:value-type="string">
            <text:p>факультет гуманитарных наук; М 45.04.03 ФГН М 2017 очная Русский как иностранный во взаимодействии языков и культур; 1 курс; МРЯКИ241</text:p>
          </table:table-cell>
          <table:table-cell office:value-type="string">
            <text:p>Faculty of Humanities; Russian as a Foreign Language in Cross-Linguistic and Cross-Cultural Perspective; 1 course; МРЯКИ241</text:p>
          </table:table-cell>
          <table:table-cell office:value-type="string">
            <text:p>3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иронов</text:p>
          </table:table-cell>
          <table:table-cell office:value-type="string">
            <text:p>Остап Олегович</text:p>
          </table:table-cell>
          <table:table-cell office:value-type="string">
            <text:p>oomironov@edu.hse.ru</text:p>
          </table:table-cell>
          <table:table-cell office:value-type="string">
            <text:p>204530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ирсаидов</text:p>
          </table:table-cell>
          <table:table-cell office:value-type="string">
            <text:p>Далер Сухробджонович</text:p>
          </table:table-cell>
          <table:table-cell office:value-type="string">
            <text:p>dsmirsaidov@edu.hse.ru</text:p>
          </table:table-cell>
          <table:table-cell office:value-type="string">
            <text:p>3043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олчанов</text:p>
          </table:table-cell>
          <table:table-cell office:value-type="string">
            <text:p>Арсений Артемович</text:p>
          </table:table-cell>
          <table:table-cell office:value-type="string">
            <text:p>aamolchanov_3@edu.hse.ru</text:p>
          </table:table-cell>
          <table:table-cell office:value-type="string">
            <text:p>204560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орева</text:p>
          </table:table-cell>
          <table:table-cell office:value-type="string">
            <text:p>Мария Андреевна</text:p>
          </table:table-cell>
          <table:table-cell office:value-type="string">
            <text:p>mamoreva_1@edu.hse.ru</text:p>
          </table:table-cell>
          <table:table-cell office:value-type="string">
            <text:p>150198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орозова</text:p>
          </table:table-cell>
          <table:table-cell office:value-type="string">
            <text:p>Ирина Алексеевна</text:p>
          </table:table-cell>
          <table:table-cell office:value-type="string">
            <text:p>iamorozova_1@edu.hse.ru</text:p>
          </table:table-cell>
          <table:table-cell office:value-type="string">
            <text:p>7893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орщихина</text:p>
          </table:table-cell>
          <table:table-cell office:value-type="string">
            <text:p>Анна Дмитриевна</text:p>
          </table:table-cell>
          <table:table-cell office:value-type="string">
            <text:p>admorschikhina@edu.hse.ru</text:p>
          </table:table-cell>
          <table:table-cell office:value-type="string">
            <text:p>20456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отин</text:p>
          </table:table-cell>
          <table:table-cell office:value-type="string">
            <text:p>Роман Александрович</text:p>
          </table:table-cell>
          <table:table-cell office:value-type="string">
            <text:p>ramotin@edu.hse.ru</text:p>
          </table:table-cell>
          <table:table-cell office:value-type="string">
            <text:p>20456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оцейчук</text:p>
          </table:table-cell>
          <table:table-cell office:value-type="string">
            <text:p>Ванесса -</text:p>
          </table:table-cell>
          <table:table-cell office:value-type="string">
            <text:p>vmotseychuk@edu.hse.ru</text:p>
          </table:table-cell>
          <table:table-cell office:value-type="string">
            <text:p>2557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4 курс; </text:p>
          </table:table-cell>
          <table:table-cell office:value-type="string">
            <text:p>School of Foreign Languages; Foreign Languages and Intercultural Communication; 4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ужикова</text:p>
          </table:table-cell>
          <table:table-cell office:value-type="string">
            <text:p>Дарья Игоревна</text:p>
          </table:table-cell>
          <table:table-cell office:value-type="string">
            <text:p>dimuzhikova@edu.hse.ru</text:p>
          </table:table-cell>
          <table:table-cell office:value-type="string">
            <text:p>149465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уратова</text:p>
          </table:table-cell>
          <table:table-cell office:value-type="string">
            <text:p>Марьяна Дмитриевна</text:p>
          </table:table-cell>
          <table:table-cell office:value-type="string">
            <text:p>mdmuratova@edu.hse.ru</text:p>
          </table:table-cell>
          <table:table-cell office:value-type="string">
            <text:p>204562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ухаметшина</text:p>
          </table:table-cell>
          <table:table-cell office:value-type="string">
            <text:p>Азалия Ленировна</text:p>
          </table:table-cell>
          <table:table-cell office:value-type="string">
            <text:p>almukhametshina@edu.hse.ru</text:p>
          </table:table-cell>
          <table:table-cell office:value-type="string">
            <text:p>141997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ухометова</text:p>
          </table:table-cell>
          <table:table-cell office:value-type="string">
            <text:p>Лилия Ильдаровна</text:p>
          </table:table-cell>
          <table:table-cell office:value-type="string">
            <text:p>limukhometova@edu.hse.ru</text:p>
          </table:table-cell>
          <table:table-cell office:value-type="string">
            <text:p>204553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Мызникова</text:p>
          </table:table-cell>
          <table:table-cell office:value-type="string">
            <text:p>Полина Романовна</text:p>
          </table:table-cell>
          <table:table-cell office:value-type="string">
            <text:p>prmyznikova@edu.hse.ru</text:p>
          </table:table-cell>
          <table:table-cell office:value-type="string">
            <text:p>141895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абокова</text:p>
          </table:table-cell>
          <table:table-cell office:value-type="string">
            <text:p>Ева Денисовна</text:p>
          </table:table-cell>
          <table:table-cell office:value-type="string">
            <text:p>ednabokova@edu.hse.ru</text:p>
          </table:table-cell>
          <table:table-cell office:value-type="string">
            <text:p>81913</text:p>
          </table:table-cell>
          <table:table-cell office:value-type="string">
            <text:p>факультет права; Б 40.03.01 Ю М 2020 очная Юриспруденция; 4 курс; </text:p>
          </table:table-cell>
          <table:table-cell office:value-type="string">
            <text:p>Faculty of Law; Jurisprudence; 4 course; </text:p>
          </table:table-cell>
          <table:table-cell office:value-type="string">
            <text:p>50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агиева</text:p>
          </table:table-cell>
          <table:table-cell office:value-type="string">
            <text:p>Диана Расимовна</text:p>
          </table:table-cell>
          <table:table-cell office:value-type="string">
            <text:p>drnagieva@edu.hse.ru</text:p>
          </table:table-cell>
          <table:table-cell office:value-type="string">
            <text:p>204563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агоева</text:p>
          </table:table-cell>
          <table:table-cell office:value-type="string">
            <text:p>Элина Зауровна</text:p>
          </table:table-cell>
          <table:table-cell office:value-type="string">
            <text:p>eznagoeva@edu.hse.ru</text:p>
          </table:table-cell>
          <table:table-cell office:value-type="string">
            <text:p>20438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атрусова</text:p>
          </table:table-cell>
          <table:table-cell office:value-type="string">
            <text:p>Надежда Артемовна</text:p>
          </table:table-cell>
          <table:table-cell office:value-type="string">
            <text:p>nanatrusova@edu.hse.ru</text:p>
          </table:table-cell>
          <table:table-cell office:value-type="string">
            <text:p>135202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гуен</text:p>
          </table:table-cell>
          <table:table-cell office:value-type="string">
            <text:p>Хоанг Ван -</text:p>
          </table:table-cell>
          <table:table-cell office:value-type="string">
            <text:p>hnguyen_1@edu.hse.ru</text:p>
          </table:table-cell>
          <table:table-cell office:value-type="string">
            <text:p>154217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езаметдинова</text:p>
          </table:table-cell>
          <table:table-cell office:value-type="string">
            <text:p>Сафия Ильдаровна</text:p>
          </table:table-cell>
          <table:table-cell office:value-type="string">
            <text:p>sinezametdinova@edu.hse.ru</text:p>
          </table:table-cell>
          <table:table-cell office:value-type="string">
            <text:p>145093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ейшлос</text:p>
          </table:table-cell>
          <table:table-cell office:value-type="string">
            <text:p>Полина Олеговна</text:p>
          </table:table-cell>
          <table:table-cell office:value-type="string">
            <text:p>poneyshlos@edu.hse.ru</text:p>
          </table:table-cell>
          <table:table-cell office:value-type="string">
            <text:p>132004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икитенко</text:p>
          </table:table-cell>
          <table:table-cell office:value-type="string">
            <text:p>Артём Сергеевич</text:p>
          </table:table-cell>
          <table:table-cell office:value-type="string">
            <text:p>asnikitenko_1@edu.hse.ru</text:p>
          </table:table-cell>
          <table:table-cell office:value-type="string">
            <text:p>2013511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иколаев</text:p>
          </table:table-cell>
          <table:table-cell office:value-type="string">
            <text:p>Антон Дмитриевич</text:p>
          </table:table-cell>
          <table:table-cell office:value-type="string">
            <text:p>adnikolaev@edu.hse.ru</text:p>
          </table:table-cell>
          <table:table-cell office:value-type="string">
            <text:p>151369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иконова</text:p>
          </table:table-cell>
          <table:table-cell office:value-type="string">
            <text:p>Елизавета Алексеевна</text:p>
          </table:table-cell>
          <table:table-cell office:value-type="string">
            <text:p>eanikonova_5@edu.hse.ru</text:p>
          </table:table-cell>
          <table:table-cell office:value-type="string">
            <text:p>2045660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Александра Андреевна</text:p>
          </table:table-cell>
          <table:table-cell office:value-type="string">
            <text:p>aanovikova_14@edu.hse.ru</text:p>
          </table:table-cell>
          <table:table-cell office:value-type="string">
            <text:p>201594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Мария Алексеевна</text:p>
          </table:table-cell>
          <table:table-cell office:value-type="string">
            <text:p>manovikova@edu.hse.ru</text:p>
          </table:table-cell>
          <table:table-cell office:value-type="string">
            <text:p>138590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овицкая</text:p>
          </table:table-cell>
          <table:table-cell office:value-type="string">
            <text:p>Анна Андреевна</text:p>
          </table:table-cell>
          <table:table-cell office:value-type="string">
            <text:p>aanovitskaya@edu.hse.ru</text:p>
          </table:table-cell>
          <table:table-cell office:value-type="string">
            <text:p>146423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Носкова</text:p>
          </table:table-cell>
          <table:table-cell office:value-type="string">
            <text:p>Варвара Юрьевна</text:p>
          </table:table-cell>
          <table:table-cell office:value-type="string">
            <text:p>vyunoskova_1@edu.hse.ru</text:p>
          </table:table-cell>
          <table:table-cell office:value-type="string">
            <text:p>140392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Облакова</text:p>
          </table:table-cell>
          <table:table-cell office:value-type="string">
            <text:p>Кристина Сергеевна</text:p>
          </table:table-cell>
          <table:table-cell office:value-type="string">
            <text:p>ksoblakova@edu.hse.ru</text:p>
          </table:table-cell>
          <table:table-cell office:value-type="string">
            <text:p>204553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Обращева</text:p>
          </table:table-cell>
          <table:table-cell office:value-type="string">
            <text:p>Полина Михайловна</text:p>
          </table:table-cell>
          <table:table-cell office:value-type="string">
            <text:p>pmobrascheva@edu.hse.ru</text:p>
          </table:table-cell>
          <table:table-cell office:value-type="string">
            <text:p>1457885</text:p>
          </table:table-cell>
          <table:table-cell office:value-type="string">
            <text:p>факультет креативных индустрий; Б 38.03.02, 42.03.05 ФКИ М 2022 очная Управление в креативных индустриях; 3 курс; </text:p>
          </table:table-cell>
          <table:table-cell office:value-type="string">
            <text:p>Faculty of Creative Industries; Creative Industries Management; 3 course; </text:p>
          </table:table-cell>
          <table:table-cell office:value-type="string">
            <text:p>5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Оксенчук</text:p>
          </table:table-cell>
          <table:table-cell office:value-type="string">
            <text:p>Анастасия Андреевна</text:p>
          </table:table-cell>
          <table:table-cell office:value-type="string">
            <text:p>aaoksenchuk@edu.hse.ru</text:p>
          </table:table-cell>
          <table:table-cell office:value-type="string">
            <text:p>14684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Орлов</text:p>
          </table:table-cell>
          <table:table-cell office:value-type="string">
            <text:p>Тимофей Витальевич</text:p>
          </table:table-cell>
          <table:table-cell office:value-type="string">
            <text:p>tvorlov@edu.hse.ru</text:p>
          </table:table-cell>
          <table:table-cell office:value-type="string">
            <text:p/>
          </table:table-cell>
          <table:table-cell office:value-type="string">
            <text:p>факультет гуманитарных наук; Б 45.03.01 ФГН 2014 очная Филология; 1 курс; БФИЛЛ231</text:p>
          </table:table-cell>
          <table:table-cell office:value-type="string">
            <text:p>Faculty of Humanities; Philology; 1 course; БФИЛЛ231</text:p>
          </table:table-cell>
          <table:table-cell office:value-type="string">
            <text:p>3511220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анова</text:p>
          </table:table-cell>
          <table:table-cell office:value-type="string">
            <text:p>Дарья Константиновна</text:p>
          </table:table-cell>
          <table:table-cell office:value-type="string">
            <text:p>dkpanova_1@edu.hse.ru</text:p>
          </table:table-cell>
          <table:table-cell office:value-type="string">
            <text:p>155930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антелеева</text:p>
          </table:table-cell>
          <table:table-cell office:value-type="string">
            <text:p>Алина Андреевна</text:p>
          </table:table-cell>
          <table:table-cell office:value-type="string">
            <text:p>aapanteleeva_2@edu.hse.ru</text:p>
          </table:table-cell>
          <table:table-cell office:value-type="string">
            <text:p>147606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апазьян</text:p>
          </table:table-cell>
          <table:table-cell office:value-type="string">
            <text:p>Софья Юрьевна</text:p>
          </table:table-cell>
          <table:table-cell office:value-type="string">
            <text:p>syupapazyan@edu.hse.ru</text:p>
          </table:table-cell>
          <table:table-cell office:value-type="string">
            <text:p>204557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арфенова</text:p>
          </table:table-cell>
          <table:table-cell office:value-type="string">
            <text:p>Ксения Александровна</text:p>
          </table:table-cell>
          <table:table-cell office:value-type="string">
            <text:p>kaparfenova_1@edu.hse.ru</text:p>
          </table:table-cell>
          <table:table-cell office:value-type="string">
            <text:p>204382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атанин</text:p>
          </table:table-cell>
          <table:table-cell office:value-type="string">
            <text:p>Тимур Игоревич</text:p>
          </table:table-cell>
          <table:table-cell office:value-type="string">
            <text:p>tipatanin@edu.hse.ru</text:p>
          </table:table-cell>
          <table:table-cell office:value-type="string">
            <text:p>204571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елявина</text:p>
          </table:table-cell>
          <table:table-cell office:value-type="string">
            <text:p>Дарья Дмитриевна</text:p>
          </table:table-cell>
          <table:table-cell office:value-type="string">
            <text:p>ddpelyavina_1@edu.hse.ru</text:p>
          </table:table-cell>
          <table:table-cell office:value-type="string">
            <text:p>204341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ервушина</text:p>
          </table:table-cell>
          <table:table-cell office:value-type="string">
            <text:p>Вероника Алексеевна</text:p>
          </table:table-cell>
          <table:table-cell office:value-type="string">
            <text:p>vapervushina@edu.hse.ru</text:p>
          </table:table-cell>
          <table:table-cell office:value-type="string">
            <text:p>1367185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еревышина</text:p>
          </table:table-cell>
          <table:table-cell office:value-type="string">
            <text:p>Татьяна Олеговна</text:p>
          </table:table-cell>
          <table:table-cell office:value-type="string">
            <text:p>tperevyshina@hse.ru</text:p>
          </table:table-cell>
          <table:table-cell office:value-type="string">
            <text:p>1466100</text:p>
          </table:table-cell>
          <table:table-cell office:value-type="string">
            <text:p>1) Преподаватель (штатная) / департамент больших данных и информационного поиска; 2) Методист / отдел развития цифровых компетенций</text:p>
          </table:table-cell>
          <table:table-cell office:value-type="string">
            <text:p>1) Преподаватель (штатная) / Department of Big Data and Information Retrieval; 2) Методист / отдел развития цифровых компетенций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ерегудова</text:p>
          </table:table-cell>
          <table:table-cell office:value-type="string">
            <text:p>Дарья Денисовна</text:p>
          </table:table-cell>
          <table:table-cell office:value-type="string">
            <text:p>ddperegudova@edu.hse.ru</text:p>
          </table:table-cell>
          <table:table-cell office:value-type="string">
            <text:p>146628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ескова</text:p>
          </table:table-cell>
          <table:table-cell office:value-type="string">
            <text:p>Екатерина Евгеньевна</text:p>
          </table:table-cell>
          <table:table-cell office:value-type="string">
            <text:p>eepeskova@edu.hse.ru</text:p>
          </table:table-cell>
          <table:table-cell office:value-type="string">
            <text:p>138506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етровская</text:p>
          </table:table-cell>
          <table:table-cell office:value-type="string">
            <text:p>Ксения Александровна</text:p>
          </table:table-cell>
          <table:table-cell office:value-type="string">
            <text:p>kapetrovskaya@edu.hse.ru</text:p>
          </table:table-cell>
          <table:table-cell office:value-type="string">
            <text:p>2699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етросян</text:p>
          </table:table-cell>
          <table:table-cell office:value-type="string">
            <text:p>Стелла Самвеловна</text:p>
          </table:table-cell>
          <table:table-cell office:value-type="string">
            <text:p>sspetrosyan_1@edu.hse.ru</text:p>
          </table:table-cell>
          <table:table-cell office:value-type="string">
            <text:p>204572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ивоварчик</text:p>
          </table:table-cell>
          <table:table-cell office:value-type="string">
            <text:p>Татьяна Максимовна</text:p>
          </table:table-cell>
          <table:table-cell office:value-type="string">
            <text:p>tmpivovarchik_1@edu.hse.ru</text:p>
          </table:table-cell>
          <table:table-cell office:value-type="string">
            <text:p>141080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лентайтис</text:p>
          </table:table-cell>
          <table:table-cell office:value-type="string">
            <text:p>Егор Романович</text:p>
          </table:table-cell>
          <table:table-cell office:value-type="string">
            <text:p>erplentaytis@edu.hse.ru</text:p>
          </table:table-cell>
          <table:table-cell office:value-type="string">
            <text:p>2014676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лужникова</text:p>
          </table:table-cell>
          <table:table-cell office:value-type="string">
            <text:p>Яна Андреевна</text:p>
          </table:table-cell>
          <table:table-cell office:value-type="string">
            <text:p>yaapluzhnikova_1@edu.hse.ru</text:p>
          </table:table-cell>
          <table:table-cell office:value-type="string">
            <text:p>204574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одлужная</text:p>
          </table:table-cell>
          <table:table-cell office:value-type="string">
            <text:p>Мария Кирилловна</text:p>
          </table:table-cell>
          <table:table-cell office:value-type="string">
            <text:p>mkpodluzhnaya@edu.hse.ru</text:p>
          </table:table-cell>
          <table:table-cell office:value-type="string">
            <text:p>14349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олторанин</text:p>
          </table:table-cell>
          <table:table-cell office:value-type="string">
            <text:p>Александр Георгиевич</text:p>
          </table:table-cell>
          <table:table-cell office:value-type="string">
            <text:p>agpoltoranin@edu.hse.ru</text:p>
          </table:table-cell>
          <table:table-cell office:value-type="string">
            <text:p>2045576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олякова</text:p>
          </table:table-cell>
          <table:table-cell office:value-type="string">
            <text:p>Анна Сергеевна</text:p>
          </table:table-cell>
          <table:table-cell office:value-type="string">
            <text:p>aspolyakova_4@edu.hse.ru</text:p>
          </table:table-cell>
          <table:table-cell office:value-type="string">
            <text:p>155000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риходько</text:p>
          </table:table-cell>
          <table:table-cell office:value-type="string">
            <text:p>Дмитрий Михайлович</text:p>
          </table:table-cell>
          <table:table-cell office:value-type="string">
            <text:p>dmprikhodko@edu.hse.ru</text:p>
          </table:table-cell>
          <table:table-cell office:value-type="string">
            <text:p>14629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рокопенко</text:p>
          </table:table-cell>
          <table:table-cell office:value-type="string">
            <text:p>Светлана Денисовна</text:p>
          </table:table-cell>
          <table:table-cell office:value-type="string">
            <text:p>sdprokopenko_1@edu.hse.ru</text:p>
          </table:table-cell>
          <table:table-cell office:value-type="string">
            <text:p>204577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челинцева</text:p>
          </table:table-cell>
          <table:table-cell office:value-type="string">
            <text:p>Анжелика Сергеевна</text:p>
          </table:table-cell>
          <table:table-cell office:value-type="string">
            <text:p>aspchelintseva_2@edu.hse.ru</text:p>
          </table:table-cell>
          <table:table-cell office:value-type="string">
            <text:p>204339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Пырова</text:p>
          </table:table-cell>
          <table:table-cell office:value-type="string">
            <text:p>Валерия Алексеевна</text:p>
          </table:table-cell>
          <table:table-cell office:value-type="string">
            <text:p>vapyrova@edu.hse.ru</text:p>
          </table:table-cell>
          <table:table-cell office:value-type="string">
            <text:p>204578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Рассолова</text:p>
          </table:table-cell>
          <table:table-cell office:value-type="string">
            <text:p>Варвара Юрьевна</text:p>
          </table:table-cell>
          <table:table-cell office:value-type="string">
            <text:p>vyurassolova@edu.hse.ru</text:p>
          </table:table-cell>
          <table:table-cell office:value-type="string">
            <text:p>146564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Ревякина</text:p>
          </table:table-cell>
          <table:table-cell office:value-type="string">
            <text:p>Оксана Викторовна</text:p>
          </table:table-cell>
          <table:table-cell office:value-type="string">
            <text:p>ovrevyakina@edu.hse.ru</text:p>
          </table:table-cell>
          <table:table-cell office:value-type="string">
            <text:p>145992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Редникина</text:p>
          </table:table-cell>
          <table:table-cell office:value-type="string">
            <text:p>Валерия Сергеевна</text:p>
          </table:table-cell>
          <table:table-cell office:value-type="string">
            <text:p>vsrednikina@edu.hse.ru</text:p>
          </table:table-cell>
          <table:table-cell office:value-type="string">
            <text:p>203865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Родионова</text:p>
          </table:table-cell>
          <table:table-cell office:value-type="string">
            <text:p>Екатерина Андреевна</text:p>
          </table:table-cell>
          <table:table-cell office:value-type="string">
            <text:p>earodionova_5@edu.hse.ru</text:p>
          </table:table-cell>
          <table:table-cell office:value-type="string">
            <text:p>147324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Рощина</text:p>
          </table:table-cell>
          <table:table-cell office:value-type="string">
            <text:p>Елизавета Денисовна</text:p>
          </table:table-cell>
          <table:table-cell office:value-type="string">
            <text:p>edroschina@edu.hse.ru</text:p>
          </table:table-cell>
          <table:table-cell office:value-type="string">
            <text:p>204596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Рузак</text:p>
          </table:table-cell>
          <table:table-cell office:value-type="string">
            <text:p>Стефания Сергеевна</text:p>
          </table:table-cell>
          <table:table-cell office:value-type="string">
            <text:p>ssruzak_2@edu.hse.ru</text:p>
          </table:table-cell>
          <table:table-cell office:value-type="string">
            <text:p>149590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Руманова</text:p>
          </table:table-cell>
          <table:table-cell office:value-type="string">
            <text:p>Александра Борисовна</text:p>
          </table:table-cell>
          <table:table-cell office:value-type="string">
            <text:p>abrumanova@edu.hse.ru</text:p>
          </table:table-cell>
          <table:table-cell office:value-type="string">
            <text:p>204596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венкова</text:p>
          </table:table-cell>
          <table:table-cell office:value-type="string">
            <text:p>Галина Станиславовна</text:p>
          </table:table-cell>
          <table:table-cell office:value-type="string">
            <text:p>gssavenkova@edu.hse.ru</text:p>
          </table:table-cell>
          <table:table-cell office:value-type="string">
            <text:p>146661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вко</text:p>
          </table:table-cell>
          <table:table-cell office:value-type="string">
            <text:p>Елизавета Андреевна</text:p>
          </table:table-cell>
          <table:table-cell office:value-type="string">
            <text:p>easavko@edu.hse.ru</text:p>
          </table:table-cell>
          <table:table-cell office:value-type="string">
            <text:p>204591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вкова</text:p>
          </table:table-cell>
          <table:table-cell office:value-type="string">
            <text:p>Ксения Дмитриевна</text:p>
          </table:table-cell>
          <table:table-cell office:value-type="string">
            <text:p>kdsavkova@edu.hse.ru</text:p>
          </table:table-cell>
          <table:table-cell office:value-type="string">
            <text:p>204598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вченко</text:p>
          </table:table-cell>
          <table:table-cell office:value-type="string">
            <text:p>Дарья Евгеньевна</text:p>
          </table:table-cell>
          <table:table-cell office:value-type="string">
            <text:p>desavchenko@edu.hse.ru</text:p>
          </table:table-cell>
          <table:table-cell office:value-type="string">
            <text:p>146095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дкина</text:p>
          </table:table-cell>
          <table:table-cell office:value-type="string">
            <text:p>Софья Антоновна</text:p>
          </table:table-cell>
          <table:table-cell office:value-type="string">
            <text:p>sasadkina@edu.hse.ru</text:p>
          </table:table-cell>
          <table:table-cell office:value-type="string">
            <text:p>204598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ламатова</text:p>
          </table:table-cell>
          <table:table-cell office:value-type="string">
            <text:p>София Вячеславовна</text:p>
          </table:table-cell>
          <table:table-cell office:value-type="string">
            <text:p>svsalamatova@edu.hse.ru</text:p>
          </table:table-cell>
          <table:table-cell office:value-type="string">
            <text:p>20459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лахутдинов</text:p>
          </table:table-cell>
          <table:table-cell office:value-type="string">
            <text:p>Артур Рафаильевич</text:p>
          </table:table-cell>
          <table:table-cell office:value-type="string">
            <text:p>arsalakhutdinov_1@edu.hse.ru</text:p>
          </table:table-cell>
          <table:table-cell office:value-type="string">
            <text:p>20459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модинов</text:p>
          </table:table-cell>
          <table:table-cell office:value-type="string">
            <text:p>Ромазан Алибекович</text:p>
          </table:table-cell>
          <table:table-cell office:value-type="string">
            <text:p>rasamodinov@edu.hse.ru</text:p>
          </table:table-cell>
          <table:table-cell office:value-type="string">
            <text:p>204599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пронова</text:p>
          </table:table-cell>
          <table:table-cell office:value-type="string">
            <text:p>Алиса Юрьевна</text:p>
          </table:table-cell>
          <table:table-cell office:value-type="string">
            <text:p>ayusapronova_2@edu.hse.ru</text:p>
          </table:table-cell>
          <table:table-cell office:value-type="string">
            <text:p>148631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армусокова</text:p>
          </table:table-cell>
          <table:table-cell office:value-type="string">
            <text:p>Мадина Исломовна</text:p>
          </table:table-cell>
          <table:table-cell office:value-type="string">
            <text:p>misarmusokova@edu.hse.ru</text:p>
          </table:table-cell>
          <table:table-cell office:value-type="string">
            <text:p>140417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верина</text:p>
          </table:table-cell>
          <table:table-cell office:value-type="string">
            <text:p>Арина Рафаэльевна</text:p>
          </table:table-cell>
          <table:table-cell office:value-type="string">
            <text:p>arseverina@edu.hse.ru</text:p>
          </table:table-cell>
          <table:table-cell office:value-type="string">
            <text:p>2046008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кержицкая</text:p>
          </table:table-cell>
          <table:table-cell office:value-type="string">
            <text:p>Ангелина Антоновна</text:p>
          </table:table-cell>
          <table:table-cell office:value-type="string">
            <text:p>aasekerzhitskaya@edu.hse.ru</text:p>
          </table:table-cell>
          <table:table-cell office:value-type="string">
            <text:p>204601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менихин</text:p>
          </table:table-cell>
          <table:table-cell office:value-type="string">
            <text:p>Степан Александрович</text:p>
          </table:table-cell>
          <table:table-cell office:value-type="string">
            <text:p>sasemenikhin_2@edu.hse.ru</text:p>
          </table:table-cell>
          <table:table-cell office:value-type="string">
            <text:p>2045864</text:p>
          </table:table-cell>
          <table:table-cell office:value-type="string">
            <text:p>факультет креативных индустрий; Б 42.03.01 ФКИ М 2022 очная Стратегия и продюсирование в коммуникациях; 2 курс; </text:p>
          </table:table-cell>
          <table:table-cell office:value-type="string">
            <text:p>Faculty of Creative Industries; Strategy and Production in Communications; 2 course; </text:p>
          </table:table-cell>
          <table:table-cell office:value-type="string">
            <text:p>3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миколенова</text:p>
          </table:table-cell>
          <table:table-cell office:value-type="string">
            <text:p>Ирина Артемовна</text:p>
          </table:table-cell>
          <table:table-cell office:value-type="string">
            <text:p>iasemikolenova@edu.hse.ru</text:p>
          </table:table-cell>
          <table:table-cell office:value-type="string">
            <text:p>202657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4 курс; </text:p>
          </table:table-cell>
          <table:table-cell office:value-type="string">
            <text:p>School of Foreign Languages; Foreign Languages and Intercultural Communication; 4 course; </text:p>
          </table:table-cell>
          <table:table-cell office:value-type="string">
            <text:p>8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ргеев</text:p>
          </table:table-cell>
          <table:table-cell office:value-type="string">
            <text:p>Ярослав Максимович</text:p>
          </table:table-cell>
          <table:table-cell office:value-type="string">
            <text:p>yamsergeev@edu.hse.ru</text:p>
          </table:table-cell>
          <table:table-cell office:value-type="string">
            <text:p>2048814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Алиса Александровна</text:p>
          </table:table-cell>
          <table:table-cell office:value-type="string">
            <text:p>aasergeeva_11@edu.hse.ru</text:p>
          </table:table-cell>
          <table:table-cell office:value-type="string">
            <text:p>143087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ргийчук</text:p>
          </table:table-cell>
          <table:table-cell office:value-type="string">
            <text:p>Валерия Сергеевна</text:p>
          </table:table-cell>
          <table:table-cell office:value-type="string">
            <text:p>vssergiychuk@edu.hse.ru</text:p>
          </table:table-cell>
          <table:table-cell office:value-type="string">
            <text:p>145929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еркова</text:p>
          </table:table-cell>
          <table:table-cell office:value-type="string">
            <text:p>Екатерина Владимировна</text:p>
          </table:table-cell>
          <table:table-cell office:value-type="string">
            <text:p>evserkova@edu.hse.ru</text:p>
          </table:table-cell>
          <table:table-cell office:value-type="string">
            <text:p>152998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идорова</text:p>
          </table:table-cell>
          <table:table-cell office:value-type="string">
            <text:p>Мария Владимировна</text:p>
          </table:table-cell>
          <table:table-cell office:value-type="string">
            <text:p>mvsidorova_1@edu.hse.ru</text:p>
          </table:table-cell>
          <table:table-cell office:value-type="string">
            <text:p>205172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инельщикова</text:p>
          </table:table-cell>
          <table:table-cell office:value-type="string">
            <text:p>Екатерина -</text:p>
          </table:table-cell>
          <table:table-cell office:value-type="string">
            <text:p>eeryomina@edu.hse.ru</text:p>
          </table:table-cell>
          <table:table-cell office:value-type="string">
            <text:p>83604</text:p>
          </table:table-cell>
          <table:table-cell office:value-type="string">
            <text:p>факультет гуманитарных наук; Б 50.03.03 ФГН М 2014 очная История искусств; 4 курс; </text:p>
          </table:table-cell>
          <table:table-cell office:value-type="string">
            <text:p>Faculty of Humanities; History of Arts; 4 course; </text:p>
          </table:table-cell>
          <table:table-cell office:value-type="string">
            <text:p>1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инкевич</text:p>
          </table:table-cell>
          <table:table-cell office:value-type="string">
            <text:p>Анна Ивановна</text:p>
          </table:table-cell>
          <table:table-cell office:value-type="string">
            <text:p>aisinkevich@edu.hse.ru</text:p>
          </table:table-cell>
          <table:table-cell office:value-type="string">
            <text:p>142710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ирина</text:p>
          </table:table-cell>
          <table:table-cell office:value-type="string">
            <text:p>Анастасия Игоревна</text:p>
          </table:table-cell>
          <table:table-cell office:value-type="string">
            <text:p>aisirina@edu.hse.ru</text:p>
          </table:table-cell>
          <table:table-cell office:value-type="string">
            <text:p>28666</text:p>
          </table:table-cell>
          <table:table-cell office:value-type="string">
            <text:p>факультет креативных индустрий; Б 42.03.02 ФКИ М 2014 очная Журналистика; 4 курс; </text:p>
          </table:table-cell>
          <table:table-cell office:value-type="string">
            <text:p>Faculty of Creative Industries; Journalism; 4 course; </text:p>
          </table:table-cell>
          <table:table-cell office:value-type="string">
            <text:p>7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кобелева</text:p>
          </table:table-cell>
          <table:table-cell office:value-type="string">
            <text:p>Арина Михайловна</text:p>
          </table:table-cell>
          <table:table-cell office:value-type="string">
            <text:p>amskobeleva_1@edu.hse.ru</text:p>
          </table:table-cell>
          <table:table-cell office:value-type="string">
            <text:p>138388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корик</text:p>
          </table:table-cell>
          <table:table-cell office:value-type="string">
            <text:p>Никита Антонович</text:p>
          </table:table-cell>
          <table:table-cell office:value-type="string">
            <text:p>naskorik@edu.hse.ru</text:p>
          </table:table-cell>
          <table:table-cell office:value-type="string">
            <text:p>204585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коропад</text:p>
          </table:table-cell>
          <table:table-cell office:value-type="string">
            <text:p>Екатерина Павловна</text:p>
          </table:table-cell>
          <table:table-cell office:value-type="string">
            <text:p>epskoropad@edu.hse.ru</text:p>
          </table:table-cell>
          <table:table-cell office:value-type="string">
            <text:p>2048020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Виктория Николаевна</text:p>
          </table:table-cell>
          <table:table-cell office:value-type="string">
            <text:p>vnsokolova_2@edu.hse.ru</text:p>
          </table:table-cell>
          <table:table-cell office:value-type="string">
            <text:p>204585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Диана Викторовна</text:p>
          </table:table-cell>
          <table:table-cell office:value-type="string">
            <text:p>dvsokolova_2@edu.hse.ru</text:p>
          </table:table-cell>
          <table:table-cell office:value-type="string">
            <text:p>1378314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Елизавета Дмитриевна</text:p>
          </table:table-cell>
          <table:table-cell office:value-type="string">
            <text:p>edsokolova_1@edu.hse.ru</text:p>
          </table:table-cell>
          <table:table-cell office:value-type="string">
            <text:p>20473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оловьёв</text:p>
          </table:table-cell>
          <table:table-cell office:value-type="string">
            <text:p>Максим Игоревич</text:p>
          </table:table-cell>
          <table:table-cell office:value-type="string">
            <text:p>misolovyov_1@edu.hse.ru</text:p>
          </table:table-cell>
          <table:table-cell office:value-type="string">
            <text:p>147894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орокина</text:p>
          </table:table-cell>
          <table:table-cell office:value-type="string">
            <text:p>Анна Сергеевна</text:p>
          </table:table-cell>
          <table:table-cell office:value-type="string">
            <text:p>assorokina_8@edu.hse.ru</text:p>
          </table:table-cell>
          <table:table-cell office:value-type="string">
            <text:p>8258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осницкая</text:p>
          </table:table-cell>
          <table:table-cell office:value-type="string">
            <text:p>Александра Константиновна</text:p>
          </table:table-cell>
          <table:table-cell office:value-type="string">
            <text:p>aksosnitskaya@edu.hse.ru</text:p>
          </table:table-cell>
          <table:table-cell office:value-type="string">
            <text:p>143896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охова</text:p>
          </table:table-cell>
          <table:table-cell office:value-type="string">
            <text:p>Регина Аллановна</text:p>
          </table:table-cell>
          <table:table-cell office:value-type="string">
            <text:p>rasokhova@edu.hse.ru</text:p>
          </table:table-cell>
          <table:table-cell office:value-type="string">
            <text:p>137282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тепанян</text:p>
          </table:table-cell>
          <table:table-cell office:value-type="string">
            <text:p>Виктория Кареновна</text:p>
          </table:table-cell>
          <table:table-cell office:value-type="string">
            <text:p>vkstepanyan@edu.hse.ru</text:p>
          </table:table-cell>
          <table:table-cell office:value-type="string">
            <text:p>20428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уй</text:p>
          </table:table-cell>
          <table:table-cell office:value-type="string">
            <text:p>Ванесса Вэньбоевна</text:p>
          </table:table-cell>
          <table:table-cell office:value-type="string">
            <text:p>vvsuy@edu.hse.ru</text:p>
          </table:table-cell>
          <table:table-cell office:value-type="string">
            <text:p>138012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укиасян</text:p>
          </table:table-cell>
          <table:table-cell office:value-type="string">
            <text:p>Мария Геворговна</text:p>
          </table:table-cell>
          <table:table-cell office:value-type="string">
            <text:p>mgsukiasyan@edu.hse.ru</text:p>
          </table:table-cell>
          <table:table-cell office:value-type="string">
            <text:p>204607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Сулимский</text:p>
          </table:table-cell>
          <table:table-cell office:value-type="string">
            <text:p>Иван Денисович</text:p>
          </table:table-cell>
          <table:table-cell office:value-type="string">
            <text:p>idsulimskiy@edu.hse.ru</text:p>
          </table:table-cell>
          <table:table-cell office:value-type="string">
            <text:p>2047457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абассум</text:p>
          </table:table-cell>
          <table:table-cell office:value-type="string">
            <text:p>Наушин -</text:p>
          </table:table-cell>
          <table:table-cell office:value-type="string">
            <text:p>ntabassum@edu.hse.ru</text:p>
          </table:table-cell>
          <table:table-cell office:value-type="string">
            <text:p>229755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аранова</text:p>
          </table:table-cell>
          <table:table-cell office:value-type="string">
            <text:p>Екатерина Сергеевна</text:p>
          </table:table-cell>
          <table:table-cell office:value-type="string">
            <text:p>estaranova@edu.hse.ru</text:p>
          </table:table-cell>
          <table:table-cell office:value-type="string">
            <text:p>204608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арасова</text:p>
          </table:table-cell>
          <table:table-cell office:value-type="string">
            <text:p>Надежда Андреевна</text:p>
          </table:table-cell>
          <table:table-cell office:value-type="string">
            <text:p>natarasova_1@edu.hse.ru</text:p>
          </table:table-cell>
          <table:table-cell office:value-type="string">
            <text:p>1500981</text:p>
          </table:table-cell>
          <table:table-cell office:value-type="string">
            <text:p>факультет гуманитарных наук; Б 45.03.01 ФГН М 2014 очная Филология; 2 курс; </text:p>
          </table:table-cell>
          <table:table-cell office:value-type="string">
            <text:p>Faculty of Humanities; Philology; 2 course; </text:p>
          </table:table-cell>
          <table:table-cell office:value-type="string">
            <text:p>4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атаркулова</text:p>
          </table:table-cell>
          <table:table-cell office:value-type="string">
            <text:p>Мариам Хаджи-Даутовна</text:p>
          </table:table-cell>
          <table:table-cell office:value-type="string">
            <text:p>mkhtatarkulova@edu.hse.ru</text:p>
          </table:table-cell>
          <table:table-cell office:value-type="string">
            <text:p>204745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еплякова</text:p>
          </table:table-cell>
          <table:table-cell office:value-type="string">
            <text:p>Дарья Александровна</text:p>
          </table:table-cell>
          <table:table-cell office:value-type="string">
            <text:p>dateplyakova@edu.hse.ru</text:p>
          </table:table-cell>
          <table:table-cell office:value-type="string">
            <text:p>145439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одоров</text:p>
          </table:table-cell>
          <table:table-cell office:value-type="string">
            <text:p>Евгений -</text:p>
          </table:table-cell>
          <table:table-cell office:value-type="string">
            <text:p>etodorov_1@edu.hse.ru</text:p>
          </table:table-cell>
          <table:table-cell office:value-type="string">
            <text:p>146451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онтови</text:p>
          </table:table-cell>
          <table:table-cell office:value-type="string">
            <text:p>Адила Ульфиа Маула -</text:p>
          </table:table-cell>
          <table:table-cell office:value-type="string">
            <text:p>atontowi@edu.hse.ru</text:p>
          </table:table-cell>
          <table:table-cell office:value-type="string">
            <text:p>135728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оропа</text:p>
          </table:table-cell>
          <table:table-cell office:value-type="string">
            <text:p>Ангелина Александровна</text:p>
          </table:table-cell>
          <table:table-cell office:value-type="string">
            <text:p>aatoropa@edu.hse.ru</text:p>
          </table:table-cell>
          <table:table-cell office:value-type="string">
            <text:p>137603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очилина</text:p>
          </table:table-cell>
          <table:table-cell office:value-type="string">
            <text:p>Полина Сергеевна</text:p>
          </table:table-cell>
          <table:table-cell office:value-type="string">
            <text:p>pstochilina@edu.hse.ru</text:p>
          </table:table-cell>
          <table:table-cell office:value-type="string">
            <text:p>1346485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равкина</text:p>
          </table:table-cell>
          <table:table-cell office:value-type="string">
            <text:p>Александра Андреевна</text:p>
          </table:table-cell>
          <table:table-cell office:value-type="string">
            <text:p>aatravkina@edu.hse.ru</text:p>
          </table:table-cell>
          <table:table-cell office:value-type="string">
            <text:p>146849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рубина</text:p>
          </table:table-cell>
          <table:table-cell office:value-type="string">
            <text:p>Евангелина Ивановна</text:p>
          </table:table-cell>
          <table:table-cell office:value-type="string">
            <text:p>eitrubina_1@edu.hse.ru</text:p>
          </table:table-cell>
          <table:table-cell office:value-type="string">
            <text:p>135000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рунина</text:p>
          </table:table-cell>
          <table:table-cell office:value-type="string">
            <text:p>Анастасия Дмитриевна</text:p>
          </table:table-cell>
          <table:table-cell office:value-type="string">
            <text:p>adtrunina@edu.hse.ru</text:p>
          </table:table-cell>
          <table:table-cell office:value-type="string">
            <text:p>2043915</text:p>
          </table:table-cell>
          <table:table-cell office:value-type="string">
            <text:p>факультет гуманитарных наук; Б 45.03.01 ФГН М 2019 очная Античность; 1 курс; БАНТЧ241</text:p>
          </table:table-cell>
          <table:table-cell office:value-type="string">
            <text:p>Faculty of Humanities; Classical Studies; 1 course; БАНТЧ241</text:p>
          </table:table-cell>
          <table:table-cell office:value-type="string">
            <text:p>7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ряшин</text:p>
          </table:table-cell>
          <table:table-cell office:value-type="string">
            <text:p>Макар Андреевич</text:p>
          </table:table-cell>
          <table:table-cell office:value-type="string">
            <text:p>matryashin@edu.hse.ru</text:p>
          </table:table-cell>
          <table:table-cell office:value-type="string">
            <text:p>204613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уркенич</text:p>
          </table:table-cell>
          <table:table-cell office:value-type="string">
            <text:p>Анастасия Сергеевна</text:p>
          </table:table-cell>
          <table:table-cell office:value-type="string">
            <text:p>asturkenich_1@edu.hse.ru</text:p>
          </table:table-cell>
          <table:table-cell office:value-type="string">
            <text:p>204613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урчанова</text:p>
          </table:table-cell>
          <table:table-cell office:value-type="string">
            <text:p>Елизавета Олеговна</text:p>
          </table:table-cell>
          <table:table-cell office:value-type="string">
            <text:p>eoturchanova@edu.hse.ru</text:p>
          </table:table-cell>
          <table:table-cell office:value-type="string">
            <text:p>204592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Тюленев</text:p>
          </table:table-cell>
          <table:table-cell office:value-type="string">
            <text:p>Андрей Витальевич</text:p>
          </table:table-cell>
          <table:table-cell office:value-type="string">
            <text:p>avtyulenev_1@edu.hse.ru</text:p>
          </table:table-cell>
          <table:table-cell office:value-type="string">
            <text:p>14557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Учайкина</text:p>
          </table:table-cell>
          <table:table-cell office:value-type="string">
            <text:p>Мария Эдуардовна</text:p>
          </table:table-cell>
          <table:table-cell office:value-type="string">
            <text:p>meuchaykina_1@edu.hse.ru</text:p>
          </table:table-cell>
          <table:table-cell office:value-type="string">
            <text:p>147864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Учурова</text:p>
          </table:table-cell>
          <table:table-cell office:value-type="string">
            <text:p>Гелла Александровна</text:p>
          </table:table-cell>
          <table:table-cell office:value-type="string">
            <text:p>gauchurova@edu.hse.ru</text:p>
          </table:table-cell>
          <table:table-cell office:value-type="string">
            <text:p>149497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Файзрахманова</text:p>
          </table:table-cell>
          <table:table-cell office:value-type="string">
            <text:p>Мадина Рафисовна</text:p>
          </table:table-cell>
          <table:table-cell office:value-type="string">
            <text:p>mrfayzrakhmanova@edu.hse.ru</text:p>
          </table:table-cell>
          <table:table-cell office:value-type="string">
            <text:p>152901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Фам</text:p>
          </table:table-cell>
          <table:table-cell office:value-type="string">
            <text:p>Тхэ Ань -</text:p>
          </table:table-cell>
          <table:table-cell office:value-type="string">
            <text:p>tfam_3@edu.hse.ru</text:p>
          </table:table-cell>
          <table:table-cell office:value-type="string">
            <text:p>201304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Фарахова</text:p>
          </table:table-cell>
          <table:table-cell office:value-type="string">
            <text:p>Арина Сергеевна</text:p>
          </table:table-cell>
          <table:table-cell office:value-type="string">
            <text:p>asfarakhova@edu.hse.ru</text:p>
          </table:table-cell>
          <table:table-cell office:value-type="string">
            <text:p>138051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Федотова</text:p>
          </table:table-cell>
          <table:table-cell office:value-type="string">
            <text:p>Ольга Олеговна</text:p>
          </table:table-cell>
          <table:table-cell office:value-type="string">
            <text:p>oofedotova@edu.hse.ru</text:p>
          </table:table-cell>
          <table:table-cell office:value-type="string">
            <text:p>8260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Филипишина</text:p>
          </table:table-cell>
          <table:table-cell office:value-type="string">
            <text:p>Алисия Александровна</text:p>
          </table:table-cell>
          <table:table-cell office:value-type="string">
            <text:p>aafilipishina@edu.hse.ru</text:p>
          </table:table-cell>
          <table:table-cell office:value-type="string">
            <text:p>204631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Фомина</text:p>
          </table:table-cell>
          <table:table-cell office:value-type="string">
            <text:p>Маргарита Михайловна</text:p>
          </table:table-cell>
          <table:table-cell office:value-type="string">
            <text:p>mmfomina_1@edu.hse.ru</text:p>
          </table:table-cell>
          <table:table-cell office:value-type="string">
            <text:p>144743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Франц</text:p>
          </table:table-cell>
          <table:table-cell office:value-type="string">
            <text:p>Арина Константиновна</text:p>
          </table:table-cell>
          <table:table-cell office:value-type="string">
            <text:p>akfrants@edu.hse.ru</text:p>
          </table:table-cell>
          <table:table-cell office:value-type="string">
            <text:p>140188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Хабибулина</text:p>
          </table:table-cell>
          <table:table-cell office:value-type="string">
            <text:p>Дария Рамилевна</text:p>
          </table:table-cell>
          <table:table-cell office:value-type="string">
            <text:p>drkhabibulina@edu.hse.ru</text:p>
          </table:table-cell>
          <table:table-cell office:value-type="string">
            <text:p>142643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Хабриева</text:p>
          </table:table-cell>
          <table:table-cell office:value-type="string">
            <text:p>Людмила Фаритовна</text:p>
          </table:table-cell>
          <table:table-cell office:value-type="string">
            <text:p>lfkhabrieva@edu.hse.ru</text:p>
          </table:table-cell>
          <table:table-cell office:value-type="string">
            <text:p>204374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Хижняк</text:p>
          </table:table-cell>
          <table:table-cell office:value-type="string">
            <text:p>Мария Владимировна</text:p>
          </table:table-cell>
          <table:table-cell office:value-type="string">
            <text:p>mvkhizhnyak_1@edu.hse.ru</text:p>
          </table:table-cell>
          <table:table-cell office:value-type="string">
            <text:p>204633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Хилькевич</text:p>
          </table:table-cell>
          <table:table-cell office:value-type="string">
            <text:p>Елизавета Владиславовна</text:p>
          </table:table-cell>
          <table:table-cell office:value-type="string">
            <text:p>evkhilkevich@edu.hse.ru</text:p>
          </table:table-cell>
          <table:table-cell office:value-type="string">
            <text:p>27602</text:p>
          </table:table-cell>
          <table:table-cell office:value-type="string">
            <text:p>факультет социальных наук; Б 41.03.04 СН М 2014 очная Политология; 4 курс; </text:p>
          </table:table-cell>
          <table:table-cell office:value-type="string">
            <text:p>Faculty of Social Sciences; Political Science; 4 course; </text:p>
          </table:table-cell>
          <table:table-cell office:value-type="string">
            <text:p>24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Хохлов</text:p>
          </table:table-cell>
          <table:table-cell office:value-type="string">
            <text:p>Иван Ильич</text:p>
          </table:table-cell>
          <table:table-cell office:value-type="string">
            <text:p>iikhokhlov@edu.hse.ru</text:p>
          </table:table-cell>
          <table:table-cell office:value-type="string">
            <text:p>204302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Худоян</text:p>
          </table:table-cell>
          <table:table-cell office:value-type="string">
            <text:p>Карина Артемовна</text:p>
          </table:table-cell>
          <table:table-cell office:value-type="string">
            <text:p>kakhudoyan@edu.hse.ru</text:p>
          </table:table-cell>
          <table:table-cell office:value-type="string">
            <text:p>204635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Цховребова</text:p>
          </table:table-cell>
          <table:table-cell office:value-type="string">
            <text:p>Мария Алановна</text:p>
          </table:table-cell>
          <table:table-cell office:value-type="string">
            <text:p>matskhovrebova@edu.hse.ru</text:p>
          </table:table-cell>
          <table:table-cell office:value-type="string">
            <text:p>25608</text:p>
          </table:table-cell>
          <table:table-cell office:value-type="string">
            <text:p>факультет креативных индустрий; Б 42.03.05 ФКИ М 2015 очная Медиакоммуникации; 4 курс; </text:p>
          </table:table-cell>
          <table:table-cell office:value-type="string">
            <text:p>Faculty of Creative Industries; Media Communications; 4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Чантурия</text:p>
          </table:table-cell>
          <table:table-cell office:value-type="string">
            <text:p>Элене Давидовна</text:p>
          </table:table-cell>
          <table:table-cell office:value-type="string">
            <text:p>edchanturiya_1@edu.hse.ru</text:p>
          </table:table-cell>
          <table:table-cell office:value-type="string">
            <text:p>204354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Черкунов</text:p>
          </table:table-cell>
          <table:table-cell office:value-type="string">
            <text:p>Степан Сергеевич</text:p>
          </table:table-cell>
          <table:table-cell office:value-type="string">
            <text:p>sscherkunov_1@edu.hse.ru</text:p>
          </table:table-cell>
          <table:table-cell office:value-type="string">
            <text:p>144593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Арина Сергеевна</text:p>
          </table:table-cell>
          <table:table-cell office:value-type="string">
            <text:p>aschernova_5@edu.hse.ru</text:p>
          </table:table-cell>
          <table:table-cell office:value-type="string">
            <text:p>20462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Чумак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chumakova_3@edu.hse.ru</text:p>
          </table:table-cell>
          <table:table-cell office:value-type="string">
            <text:p>147851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Чумаковская</text:p>
          </table:table-cell>
          <table:table-cell office:value-type="string">
            <text:p>Олеся Игоревна</text:p>
          </table:table-cell>
          <table:table-cell office:value-type="string">
            <text:p>oichumakovskaya@edu.hse.ru</text:p>
          </table:table-cell>
          <table:table-cell office:value-type="string">
            <text:p>204639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Чумачев</text:p>
          </table:table-cell>
          <table:table-cell office:value-type="string">
            <text:p>Дмитрий Михайлович</text:p>
          </table:table-cell>
          <table:table-cell office:value-type="string">
            <text:p>dmchumachev@edu.hse.ru</text:p>
          </table:table-cell>
          <table:table-cell office:value-type="string">
            <text:p>131890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Шамайская</text:p>
          </table:table-cell>
          <table:table-cell office:value-type="string">
            <text:p>Мария Андреевна</text:p>
          </table:table-cell>
          <table:table-cell office:value-type="string">
            <text:p>mashamayskaya@edu.hse.ru</text:p>
          </table:table-cell>
          <table:table-cell office:value-type="string">
            <text:p>140905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Шамрай</text:p>
          </table:table-cell>
          <table:table-cell office:value-type="string">
            <text:p>Ольга Васильевна</text:p>
          </table:table-cell>
          <table:table-cell office:value-type="string">
            <text:p>ovshamray@edu.hse.ru</text:p>
          </table:table-cell>
          <table:table-cell office:value-type="string">
            <text:p>145350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Шелковник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shelkovnikova@edu.hse.ru</text:p>
          </table:table-cell>
          <table:table-cell office:value-type="string">
            <text:p>2043939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Шестаков</text:p>
          </table:table-cell>
          <table:table-cell office:value-type="string">
            <text:p>Данила Сергеевич</text:p>
          </table:table-cell>
          <table:table-cell office:value-type="string">
            <text:p>dsshestakov@edu.hse.ru</text:p>
          </table:table-cell>
          <table:table-cell office:value-type="string">
            <text:p>203924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Шимилина</text:p>
          </table:table-cell>
          <table:table-cell office:value-type="string">
            <text:p>Анна -</text:p>
          </table:table-cell>
          <table:table-cell office:value-type="string">
            <text:p>ashimilina_1@edu.hse.ru</text:p>
          </table:table-cell>
          <table:table-cell office:value-type="string">
            <text:p>201009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Шпакова</text:p>
          </table:table-cell>
          <table:table-cell office:value-type="string">
            <text:p>Софья Максимовна</text:p>
          </table:table-cell>
          <table:table-cell office:value-type="string">
            <text:p>smshpakova@edu.hse.ru</text:p>
          </table:table-cell>
          <table:table-cell office:value-type="string">
            <text:p>142784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Шубарина</text:p>
          </table:table-cell>
          <table:table-cell office:value-type="string">
            <text:p>Виктория Игоревна</text:p>
          </table:table-cell>
          <table:table-cell office:value-type="string">
            <text:p>vishubarina@edu.hse.ru</text:p>
          </table:table-cell>
          <table:table-cell office:value-type="string">
            <text:p>204644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Щепин</text:p>
          </table:table-cell>
          <table:table-cell office:value-type="string">
            <text:p>Семён Андреевич</text:p>
          </table:table-cell>
          <table:table-cell office:value-type="string">
            <text:p>saschepin@edu.hse.ru</text:p>
          </table:table-cell>
          <table:table-cell office:value-type="string">
            <text:p>1447986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Щербатова</text:p>
          </table:table-cell>
          <table:table-cell office:value-type="string">
            <text:p>Анастасия Николаевна</text:p>
          </table:table-cell>
          <table:table-cell office:value-type="string">
            <text:p>anscherbatova@edu.hse.ru</text:p>
          </table:table-cell>
          <table:table-cell office:value-type="string">
            <text:p>1488854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Эрдниева</text:p>
          </table:table-cell>
          <table:table-cell office:value-type="string">
            <text:p>Эльза Юрьевна</text:p>
          </table:table-cell>
          <table:table-cell office:value-type="string">
            <text:p>eyuerdnieva@edu.hse.ru</text:p>
          </table:table-cell>
          <table:table-cell office:value-type="string">
            <text:p>134827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Эте</text:p>
          </table:table-cell>
          <table:table-cell office:value-type="string">
            <text:p>Юнус -</text:p>
          </table:table-cell>
          <table:table-cell office:value-type="string">
            <text:p>yete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Юдин</text:p>
          </table:table-cell>
          <table:table-cell office:value-type="string">
            <text:p>Андрей Дмитриевич</text:p>
          </table:table-cell>
          <table:table-cell office:value-type="string">
            <text:p>adyudin@edu.hse.ru</text:p>
          </table:table-cell>
          <table:table-cell office:value-type="string">
            <text:p>143881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Яковлева</text:p>
          </table:table-cell>
          <table:table-cell office:value-type="string">
            <text:p>Александра Игоревна</text:p>
          </table:table-cell>
          <table:table-cell office:value-type="string">
            <text:p>aiyakovleva_4@edu.hse.ru</text:p>
          </table:table-cell>
          <table:table-cell office:value-type="string">
            <text:p>143591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  <table:table-row>
          <table:table-cell office:value-type="string">
            <text:p>Ярославцева</text:p>
          </table:table-cell>
          <table:table-cell office:value-type="string">
            <text:p>Любовь Николаевна</text:p>
          </table:table-cell>
          <table:table-cell office:value-type="string">
            <text:p>lnyaroslavtseva@edu.hse.ru</text:p>
          </table:table-cell>
          <table:table-cell office:value-type="string">
            <text:p>148315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703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.4+ (Build: 20230714)</meta:generator>
    <meta:initial-creator>Никулин Тимофей Русланович</meta:initial-creator>
    <meta:creation-date>2024-11-01T17:12:55</meta:creation-date>
    <meta:document-statistic meta:table-count="1" meta:cell-count="0" meta:object-count="0"/>
  </office:meta>
</office:document-meta>
</file>